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9.1281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hermoelement 3 (°C)</text:p>
          </table:table-cell>
          <table:table-cell office:value-type="string" table:style-name="ce1">
            <text:p>Thermoelement 4 (°C)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22.58" table:style-name="ce1">
            <text:p>22,5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22.5" table:style-name="ce1">
            <text:p>22,5</text:p>
          </table:table-cell>
          <table:table-cell/>
          <table:table-cell table:style-name="ce1">
            <draw:frame draw:z-index="1" draw:id="id0" draw:style-name="a0" draw:name="Diagramm 1" svg:x="0.16666in" svg:y="0.1875in" svg:width="11.39764in" svg:height="8.53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.21" table:style-name="ce1">
            <text:p>20,21</text:p>
          </table:table-cell>
          <table:table-cell office:value-type="float" office:value="22.43" table:style-name="ce1">
            <text:p>22,4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.71" table:style-name="ce1">
            <text:p>20,71</text:p>
          </table:table-cell>
          <table:table-cell office:value-type="float" office:value="22.37" table:style-name="ce1">
            <text:p>22,3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.41" table:style-name="ce1">
            <text:p>21,41</text:p>
          </table:table-cell>
          <table:table-cell office:value-type="float" office:value="22.33" table:style-name="ce1">
            <text:p>22,3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.23" table:style-name="ce1">
            <text:p>22,23</text:p>
          </table:table-cell>
          <table:table-cell office:value-type="float" office:value="22.33" table:style-name="ce1">
            <text:p>22,3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.09" table:style-name="ce1">
            <text:p>23,09</text:p>
          </table:table-cell>
          <table:table-cell office:value-type="float" office:value="22.38" table:style-name="ce1">
            <text:p>22,3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.97" table:style-name="ce1">
            <text:p>23,97</text:p>
          </table:table-cell>
          <table:table-cell office:value-type="float" office:value="22.47" table:style-name="ce1">
            <text:p>22,4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.85" table:style-name="ce1">
            <text:p>24,85</text:p>
          </table:table-cell>
          <table:table-cell office:value-type="float" office:value="22.6" table:style-name="ce1">
            <text:p>22,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.71" table:style-name="ce1">
            <text:p>25,71</text:p>
          </table:table-cell>
          <table:table-cell office:value-type="float" office:value="22.77" table:style-name="ce1">
            <text:p>22,7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56" table:style-name="ce1">
            <text:p>26,56</text:p>
          </table:table-cell>
          <table:table-cell office:value-type="float" office:value="22.96" table:style-name="ce1">
            <text:p>22,9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.36" table:style-name="ce1">
            <text:p>27,36</text:p>
          </table:table-cell>
          <table:table-cell office:value-type="float" office:value="23.19" table:style-name="ce1">
            <text:p>23,1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.15" table:style-name="ce1">
            <text:p>28,15</text:p>
          </table:table-cell>
          <table:table-cell office:value-type="float" office:value="23.44" table:style-name="ce1">
            <text:p>23,4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9" table:style-name="ce1">
            <text:p>28,9</text:p>
          </table:table-cell>
          <table:table-cell office:value-type="float" office:value="23.7" table:style-name="ce1">
            <text:p>23,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.62" table:style-name="ce1">
            <text:p>29,62</text:p>
          </table:table-cell>
          <table:table-cell office:value-type="float" office:value="23.99" table:style-name="ce1">
            <text:p>23,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.31" table:style-name="ce1">
            <text:p>30,31</text:p>
          </table:table-cell>
          <table:table-cell office:value-type="float" office:value="24.29" table:style-name="ce1">
            <text:p>24,2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.98" table:style-name="ce1">
            <text:p>30,98</text:p>
          </table:table-cell>
          <table:table-cell office:value-type="float" office:value="24.6" table:style-name="ce1">
            <text:p>24,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.62" table:style-name="ce1">
            <text:p>31,62</text:p>
          </table:table-cell>
          <table:table-cell office:value-type="float" office:value="24.91" table:style-name="ce1">
            <text:p>24,9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25.23" table:style-name="ce1">
            <text:p>25,2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.81" table:style-name="ce1">
            <text:p>32,81</text:p>
          </table:table-cell>
          <table:table-cell office:value-type="float" office:value="25.56" table:style-name="ce1">
            <text:p>25,5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5.9" table:style-name="ce1">
            <text:p>25,9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3.92" table:style-name="ce1">
            <text:p>33,92</text:p>
          </table:table-cell>
          <table:table-cell office:value-type="float" office:value="26.22" table:style-name="ce1">
            <text:p>26,22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4.44" table:style-name="ce1">
            <text:p>34,44</text:p>
          </table:table-cell>
          <table:table-cell office:value-type="float" office:value="26.56" table:style-name="ce1">
            <text:p>26,56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4.93" table:style-name="ce1">
            <text:p>34,93</text:p>
          </table:table-cell>
          <table:table-cell office:value-type="float" office:value="26.9" table:style-name="ce1">
            <text:p>26,9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5.43" table:style-name="ce1">
            <text:p>35,43</text:p>
          </table:table-cell>
          <table:table-cell office:value-type="float" office:value="27.23" table:style-name="ce1">
            <text:p>27,23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5.89" table:style-name="ce1">
            <text:p>35,89</text:p>
          </table:table-cell>
          <table:table-cell office:value-type="float" office:value="27.56" table:style-name="ce1">
            <text:p>27,56</text:p>
          </table:table-cell>
          <table:table-cell table:number-columns-repeated="1638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6.35" table:style-name="ce1">
            <text:p>36,35</text:p>
          </table:table-cell>
          <table:table-cell office:value-type="float" office:value="27.9" table:style-name="ce1">
            <text:p>27,9</text:p>
          </table:table-cell>
          <table:table-cell table:number-columns-repeated="1638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6.78" table:style-name="ce1">
            <text:p>36,78</text:p>
          </table:table-cell>
          <table:table-cell office:value-type="float" office:value="28.23" table:style-name="ce1">
            <text:p>28,23</text:p>
          </table:table-cell>
          <table:table-cell table:number-columns-repeated="1638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8.56" table:style-name="ce1">
            <text:p>28,56</text:p>
          </table:table-cell>
          <table:table-cell table:number-columns-repeated="1638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7.61" table:style-name="ce1">
            <text:p>37,61</text:p>
          </table:table-cell>
          <table:table-cell office:value-type="float" office:value="28.89" table:style-name="ce1">
            <text:p>28,89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29.22" table:style-name="ce1">
            <text:p>29,22</text:p>
          </table:table-cell>
          <table:table-cell table:number-columns-repeated="1638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8.39" table:style-name="ce1">
            <text:p>38,39</text:p>
          </table:table-cell>
          <table:table-cell office:value-type="float" office:value="29.55" table:style-name="ce1">
            <text:p>29,55</text:p>
          </table:table-cell>
          <table:table-cell table:number-columns-repeated="1638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8.770000000000003" table:style-name="ce1">
            <text:p>38,77</text:p>
          </table:table-cell>
          <table:table-cell office:value-type="float" office:value="29.86" table:style-name="ce1">
            <text:p>29,86</text:p>
          </table:table-cell>
          <table:table-cell table:number-columns-repeated="1638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30.19" table:style-name="ce1">
            <text:p>30,19</text:p>
          </table:table-cell>
          <table:table-cell table:number-columns-repeated="1638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9.49" table:style-name="ce1">
            <text:p>39,49</text:p>
          </table:table-cell>
          <table:table-cell office:value-type="float" office:value="30.5" table:style-name="ce1">
            <text:p>30,5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30.82" table:style-name="ce1">
            <text:p>30,82</text:p>
          </table:table-cell>
          <table:table-cell table:number-columns-repeated="1638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40.17" table:style-name="ce1">
            <text:p>40,17</text:p>
          </table:table-cell>
          <table:table-cell office:value-type="float" office:value="31.14" table:style-name="ce1">
            <text:p>31,14</text:p>
          </table:table-cell>
          <table:table-cell table:number-columns-repeated="1638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40.5" table:style-name="ce1">
            <text:p>40,5</text:p>
          </table:table-cell>
          <table:table-cell office:value-type="float" office:value="31.45" table:style-name="ce1">
            <text:p>31,45</text:p>
          </table:table-cell>
          <table:table-cell table:number-columns-repeated="1638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40.82" table:style-name="ce1">
            <text:p>40,82</text:p>
          </table:table-cell>
          <table:table-cell office:value-type="float" office:value="31.75" table:style-name="ce1">
            <text:p>31,75</text:p>
          </table:table-cell>
          <table:table-cell table:number-columns-repeated="1638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41.14" table:style-name="ce1">
            <text:p>41,14</text:p>
          </table:table-cell>
          <table:table-cell office:value-type="float" office:value="32.06" table:style-name="ce1">
            <text:p>32,06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41.44" table:style-name="ce1">
            <text:p>41,44</text:p>
          </table:table-cell>
          <table:table-cell office:value-type="float" office:value="32.36" table:style-name="ce1">
            <text:p>32,36</text:p>
          </table:table-cell>
          <table:table-cell table:number-columns-repeated="1638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41.74" table:style-name="ce1">
            <text:p>41,74</text:p>
          </table:table-cell>
          <table:table-cell office:value-type="float" office:value="32.67" table:style-name="ce1">
            <text:p>32,67</text:p>
          </table:table-cell>
          <table:table-cell table:number-columns-repeated="1638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42.04" table:style-name="ce1">
            <text:p>42,04</text:p>
          </table:table-cell>
          <table:table-cell office:value-type="float" office:value="32.96" table:style-name="ce1">
            <text:p>32,96</text:p>
          </table:table-cell>
          <table:table-cell table:number-columns-repeated="1638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42.32" table:style-name="ce1">
            <text:p>42,32</text:p>
          </table:table-cell>
          <table:table-cell office:value-type="float" office:value="33.25" table:style-name="ce1">
            <text:p>33,25</text:p>
          </table:table-cell>
          <table:table-cell table:number-columns-repeated="1638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42.61" table:style-name="ce1">
            <text:p>42,61</text:p>
          </table:table-cell>
          <table:table-cell office:value-type="float" office:value="33.54" table:style-name="ce1">
            <text:p>33,54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42.88" table:style-name="ce1">
            <text:p>42,88</text:p>
          </table:table-cell>
          <table:table-cell office:value-type="float" office:value="33.82" table:style-name="ce1">
            <text:p>33,82</text:p>
          </table:table-cell>
          <table:table-cell table:number-columns-repeated="1638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43.16" table:style-name="ce1">
            <text:p>43,16</text:p>
          </table:table-cell>
          <table:table-cell office:value-type="float" office:value="34.11" table:style-name="ce1">
            <text:p>34,11</text:p>
          </table:table-cell>
          <table:table-cell table:number-columns-repeated="1638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43.42" table:style-name="ce1">
            <text:p>43,42</text:p>
          </table:table-cell>
          <table:table-cell office:value-type="float" office:value="34.39" table:style-name="ce1">
            <text:p>34,39</text:p>
          </table:table-cell>
          <table:table-cell table:number-columns-repeated="1638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43.68" table:style-name="ce1">
            <text:p>43,68</text:p>
          </table:table-cell>
          <table:table-cell office:value-type="float" office:value="34.67" table:style-name="ce1">
            <text:p>34,67</text:p>
          </table:table-cell>
          <table:table-cell table:number-columns-repeated="1638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43.95" table:style-name="ce1">
            <text:p>43,95</text:p>
          </table:table-cell>
          <table:table-cell office:value-type="float" office:value="34.950000000000003" table:style-name="ce1">
            <text:p>34,95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44.2" table:style-name="ce1">
            <text:p>44,2</text:p>
          </table:table-cell>
          <table:table-cell office:value-type="float" office:value="35.21" table:style-name="ce1">
            <text:p>35,21</text:p>
          </table:table-cell>
          <table:table-cell table:number-columns-repeated="1638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44.42" table:style-name="ce1">
            <text:p>44,42</text:p>
          </table:table-cell>
          <table:table-cell office:value-type="float" office:value="35.49" table:style-name="ce1">
            <text:p>35,49</text:p>
          </table:table-cell>
          <table:table-cell table:number-columns-repeated="1638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44.45" table:style-name="ce1">
            <text:p>44,45</text:p>
          </table:table-cell>
          <table:table-cell office:value-type="float" office:value="35.75" table:style-name="ce1">
            <text:p>35,75</text:p>
          </table:table-cell>
          <table:table-cell table:number-columns-repeated="1638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44.17" table:style-name="ce1">
            <text:p>44,17</text:p>
          </table:table-cell>
          <table:table-cell office:value-type="float" office:value="36.01" table:style-name="ce1">
            <text:p>36,01</text:p>
          </table:table-cell>
          <table:table-cell table:number-columns-repeated="1638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43.66" table:style-name="ce1">
            <text:p>43,66</text:p>
          </table:table-cell>
          <table:table-cell office:value-type="float" office:value="36.24" table:style-name="ce1">
            <text:p>36,24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43.02" table:style-name="ce1">
            <text:p>43,02</text:p>
          </table:table-cell>
          <table:table-cell office:value-type="float" office:value="36.43" table:style-name="ce1">
            <text:p>36,43</text:p>
          </table:table-cell>
          <table:table-cell table:number-columns-repeated="1638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42.31" table:style-name="ce1">
            <text:p>42,31</text:p>
          </table:table-cell>
          <table:table-cell office:value-type="float" office:value="36.57" table:style-name="ce1">
            <text:p>36,57</text:p>
          </table:table-cell>
          <table:table-cell table:number-columns-repeated="1638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41.59" table:style-name="ce1">
            <text:p>41,59</text:p>
          </table:table-cell>
          <table:table-cell office:value-type="float" office:value="36.67" table:style-name="ce1">
            <text:p>36,67</text:p>
          </table:table-cell>
          <table:table-cell table:number-columns-repeated="1638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40.85" table:style-name="ce1">
            <text:p>40,85</text:p>
          </table:table-cell>
          <table:table-cell office:value-type="float" office:value="36.72" table:style-name="ce1">
            <text:p>36,72</text:p>
          </table:table-cell>
          <table:table-cell table:number-columns-repeated="1638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40.14" table:style-name="ce1">
            <text:p>40,14</text:p>
          </table:table-cell>
          <table:table-cell office:value-type="float" office:value="36.729999999999997" table:style-name="ce1">
            <text:p>36,73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9.43" table:style-name="ce1">
            <text:p>39,43</text:p>
          </table:table-cell>
          <table:table-cell office:value-type="float" office:value="36.68" table:style-name="ce1">
            <text:p>36,68</text:p>
          </table:table-cell>
          <table:table-cell table:number-columns-repeated="1638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8.770000000000003" table:style-name="ce1">
            <text:p>38,77</text:p>
          </table:table-cell>
          <table:table-cell office:value-type="float" office:value="36.619999999999997" table:style-name="ce1">
            <text:p>36,62</text:p>
          </table:table-cell>
          <table:table-cell table:number-columns-repeated="1638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8.17" table:style-name="ce1">
            <text:p>38,17</text:p>
          </table:table-cell>
          <table:table-cell office:value-type="float" office:value="36.54" table:style-name="ce1">
            <text:p>36,54</text:p>
          </table:table-cell>
          <table:table-cell table:number-columns-repeated="1638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7.6" table:style-name="ce1">
            <text:p>37,6</text:p>
          </table:table-cell>
          <table:table-cell office:value-type="float" office:value="36.450000000000003" table:style-name="ce1">
            <text:p>36,45</text:p>
          </table:table-cell>
          <table:table-cell table:number-columns-repeated="1638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7.06" table:style-name="ce1">
            <text:p>37,06</text:p>
          </table:table-cell>
          <table:table-cell office:value-type="float" office:value="36.33" table:style-name="ce1">
            <text:p>36,33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6.54" table:style-name="ce1">
            <text:p>36,54</text:p>
          </table:table-cell>
          <table:table-cell office:value-type="float" office:value="36.21" table:style-name="ce1">
            <text:p>36,21</text:p>
          </table:table-cell>
          <table:table-cell table:number-columns-repeated="1638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6.07" table:style-name="ce1">
            <text:p>36,07</text:p>
          </table:table-cell>
          <table:table-cell office:value-type="float" office:value="36.07" table:style-name="ce1">
            <text:p>36,07</text:p>
          </table:table-cell>
          <table:table-cell table:number-columns-repeated="1638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5.61" table:style-name="ce1">
            <text:p>35,61</text:p>
          </table:table-cell>
          <table:table-cell office:value-type="float" office:value="35.909999999999997" table:style-name="ce1">
            <text:p>35,91</text:p>
          </table:table-cell>
          <table:table-cell table:number-columns-repeated="1638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5.18" table:style-name="ce1">
            <text:p>35,18</text:p>
          </table:table-cell>
          <table:table-cell office:value-type="float" office:value="35.76" table:style-name="ce1">
            <text:p>35,76</text:p>
          </table:table-cell>
          <table:table-cell table:number-columns-repeated="1638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4.78" table:style-name="ce1">
            <text:p>34,78</text:p>
          </table:table-cell>
          <table:table-cell office:value-type="float" office:value="35.6" table:style-name="ce1">
            <text:p>35,6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4.409999999999997" table:style-name="ce1">
            <text:p>34,41</text:p>
          </table:table-cell>
          <table:table-cell office:value-type="float" office:value="35.44" table:style-name="ce1">
            <text:p>35,44</text:p>
          </table:table-cell>
          <table:table-cell table:number-columns-repeated="1638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4.07" table:style-name="ce1">
            <text:p>34,07</text:p>
          </table:table-cell>
          <table:table-cell office:value-type="float" office:value="35.270000000000003" table:style-name="ce1">
            <text:p>35,27</text:p>
          </table:table-cell>
          <table:table-cell table:number-columns-repeated="1638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35.11" table:style-name="ce1">
            <text:p>35,11</text:p>
          </table:table-cell>
          <table:table-cell table:number-columns-repeated="1638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3.43" table:style-name="ce1">
            <text:p>33,43</text:p>
          </table:table-cell>
          <table:table-cell office:value-type="float" office:value="34.94" table:style-name="ce1">
            <text:p>34,94</text:p>
          </table:table-cell>
          <table:table-cell table:number-columns-repeated="1638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3.14" table:style-name="ce1">
            <text:p>33,14</text:p>
          </table:table-cell>
          <table:table-cell office:value-type="float" office:value="34.770000000000003" table:style-name="ce1">
            <text:p>34,77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2.86" table:style-name="ce1">
            <text:p>32,86</text:p>
          </table:table-cell>
          <table:table-cell office:value-type="float" office:value="34.61" table:style-name="ce1">
            <text:p>34,61</text:p>
          </table:table-cell>
          <table:table-cell table:number-columns-repeated="1638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2.6" table:style-name="ce1">
            <text:p>32,6</text:p>
          </table:table-cell>
          <table:table-cell office:value-type="float" office:value="34.43" table:style-name="ce1">
            <text:p>34,43</text:p>
          </table:table-cell>
          <table:table-cell table:number-columns-repeated="1638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2.36" table:style-name="ce1">
            <text:p>32,36</text:p>
          </table:table-cell>
          <table:table-cell office:value-type="float" office:value="34.270000000000003" table:style-name="ce1">
            <text:p>34,27</text:p>
          </table:table-cell>
          <table:table-cell table:number-columns-repeated="1638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2.14" table:style-name="ce1">
            <text:p>32,14</text:p>
          </table:table-cell>
          <table:table-cell office:value-type="float" office:value="34.11" table:style-name="ce1">
            <text:p>34,11</text:p>
          </table:table-cell>
          <table:table-cell table:number-columns-repeated="1638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1.93" table:style-name="ce1">
            <text:p>31,93</text:p>
          </table:table-cell>
          <table:table-cell office:value-type="float" office:value="33.950000000000003" table:style-name="ce1">
            <text:p>33,95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1.73" table:style-name="ce1">
            <text:p>31,73</text:p>
          </table:table-cell>
          <table:table-cell office:value-type="float" office:value="33.799999999999997" table:style-name="ce1">
            <text:p>33,8</text:p>
          </table:table-cell>
          <table:table-cell table:number-columns-repeated="1638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1.54" table:style-name="ce1">
            <text:p>31,54</text:p>
          </table:table-cell>
          <table:table-cell office:value-type="float" office:value="33.64" table:style-name="ce1">
            <text:p>33,64</text:p>
          </table:table-cell>
          <table:table-cell table:number-columns-repeated="1638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1.36" table:style-name="ce1">
            <text:p>31,36</text:p>
          </table:table-cell>
          <table:table-cell office:value-type="float" office:value="33.479999999999997" table:style-name="ce1">
            <text:p>33,48</text:p>
          </table:table-cell>
          <table:table-cell table:number-columns-repeated="1638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1.2" table:style-name="ce1">
            <text:p>31,2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1.04" table:style-name="ce1">
            <text:p>31,04</text:p>
          </table:table-cell>
          <table:table-cell office:value-type="float" office:value="33.18" table:style-name="ce1">
            <text:p>33,18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0.9" table:style-name="ce1">
            <text:p>30,9</text:p>
          </table:table-cell>
          <table:table-cell office:value-type="float" office:value="33.04" table:style-name="ce1">
            <text:p>33,04</text:p>
          </table:table-cell>
          <table:table-cell table:number-columns-repeated="1638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0.76" table:style-name="ce1">
            <text:p>30,76</text:p>
          </table:table-cell>
          <table:table-cell office:value-type="float" office:value="32.9" table:style-name="ce1">
            <text:p>32,9</text:p>
          </table:table-cell>
          <table:table-cell table:number-columns-repeated="1638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0.62" table:style-name="ce1">
            <text:p>30,62</text:p>
          </table:table-cell>
          <table:table-cell office:value-type="float" office:value="32.76" table:style-name="ce1">
            <text:p>32,76</text:p>
          </table:table-cell>
          <table:table-cell table:number-columns-repeated="1638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0.5" table:style-name="ce1">
            <text:p>30,5</text:p>
          </table:table-cell>
          <table:table-cell office:value-type="float" office:value="32.630000000000003" table:style-name="ce1">
            <text:p>32,63</text:p>
          </table:table-cell>
          <table:table-cell table:number-columns-repeated="1638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0.39" table:style-name="ce1">
            <text:p>30,39</text:p>
          </table:table-cell>
          <table:table-cell office:value-type="float" office:value="32.49" table:style-name="ce1">
            <text:p>32,49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0.28" table:style-name="ce1">
            <text:p>30,28</text:p>
          </table:table-cell>
          <table:table-cell office:value-type="float" office:value="32.36" table:style-name="ce1">
            <text:p>32,36</text:p>
          </table:table-cell>
          <table:table-cell table:number-columns-repeated="1638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0.18" table:style-name="ce1">
            <text:p>30,18</text:p>
          </table:table-cell>
          <table:table-cell office:value-type="float" office:value="32.24" table:style-name="ce1">
            <text:p>32,24</text:p>
          </table:table-cell>
          <table:table-cell table:number-columns-repeated="1638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1900-01-30T01:55:12" table:style-name="ce2">
            <text:p>30. Jan</text:p>
          </table:table-cell>
          <table:table-cell office:value-type="float" office:value="32.1" table:style-name="ce1">
            <text:p>32,1</text:p>
          </table:table-cell>
          <table:table-cell table:number-columns-repeated="1638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0" table:style-name="ce1">
            <text:p>30</text:p>
          </table:table-cell>
          <table:table-cell office:value-type="float" office:value="31.99" table:style-name="ce1">
            <text:p>31,99</text:p>
          </table:table-cell>
          <table:table-cell table:number-columns-repeated="1638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29.91" table:style-name="ce1">
            <text:p>29,91</text:p>
          </table:table-cell>
          <table:table-cell office:value-type="float" office:value="31.86" table:style-name="ce1">
            <text:p>31,86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29.83" table:style-name="ce1">
            <text:p>29,83</text:p>
          </table:table-cell>
          <table:table-cell office:value-type="float" office:value="31.75" table:style-name="ce1">
            <text:p>31,75</text:p>
          </table:table-cell>
          <table:table-cell table:number-columns-repeated="1638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29.76" table:style-name="ce1">
            <text:p>29,76</text:p>
          </table:table-cell>
          <table:table-cell office:value-type="float" office:value="31.63" table:style-name="ce1">
            <text:p>31,63</text:p>
          </table:table-cell>
          <table:table-cell table:number-columns-repeated="1638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29.69" table:style-name="ce1">
            <text:p>29,69</text:p>
          </table:table-cell>
          <table:table-cell office:value-type="float" office:value="31.54" table:style-name="ce1">
            <text:p>31,54</text:p>
          </table:table-cell>
          <table:table-cell table:number-columns-repeated="1638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29.63" table:style-name="ce1">
            <text:p>29,63</text:p>
          </table:table-cell>
          <table:table-cell office:value-type="float" office:value="31.42" table:style-name="ce1">
            <text:p>31,42</text:p>
          </table:table-cell>
          <table:table-cell table:number-columns-repeated="1638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29.57" table:style-name="ce1">
            <text:p>29,57</text:p>
          </table:table-cell>
          <table:table-cell office:value-type="float" office:value="31.32" table:style-name="ce1">
            <text:p>31,32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9.52" table:style-name="ce1">
            <text:p>29,52</text:p>
          </table:table-cell>
          <table:table-cell office:value-type="float" office:value="31.22" table:style-name="ce1">
            <text:p>31,22</text:p>
          </table:table-cell>
          <table:table-cell table:number-columns-repeated="1638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29.49" table:style-name="ce1">
            <text:p>29,49</text:p>
          </table:table-cell>
          <table:table-cell office:value-type="float" office:value="31.13" table:style-name="ce1">
            <text:p>31,13</text:p>
          </table:table-cell>
          <table:table-cell table:number-columns-repeated="1638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29.65" table:style-name="ce1">
            <text:p>29,65</text:p>
          </table:table-cell>
          <table:table-cell office:value-type="float" office:value="31.03" table:style-name="ce1">
            <text:p>31,03</text:p>
          </table:table-cell>
          <table:table-cell table:number-columns-repeated="1638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30.09" table:style-name="ce1">
            <text:p>30,09</text:p>
          </table:table-cell>
          <table:table-cell office:value-type="float" office:value="30.94" table:style-name="ce1">
            <text:p>30,94</text:p>
          </table:table-cell>
          <table:table-cell table:number-columns-repeated="16381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30.75" table:style-name="ce1">
            <text:p>30,75</text:p>
          </table:table-cell>
          <table:table-cell office:value-type="float" office:value="30.88" table:style-name="ce1">
            <text:p>30,88</text:p>
          </table:table-cell>
          <table:table-cell table:number-columns-repeated="1638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1.54" table:style-name="ce1">
            <text:p>31,54</text:p>
          </table:table-cell>
          <table:table-cell office:value-type="float" office:value="30.85" table:style-name="ce1">
            <text:p>30,85</text:p>
          </table:table-cell>
          <table:table-cell table:number-columns-repeated="1638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0.87" table:style-name="ce1">
            <text:p>30,87</text:p>
          </table:table-cell>
          <table:table-cell table:number-columns-repeated="16381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3.29" table:style-name="ce1">
            <text:p>33,29</text:p>
          </table:table-cell>
          <table:table-cell office:value-type="float" office:value="30.93" table:style-name="ce1">
            <text:p>30,93</text:p>
          </table:table-cell>
          <table:table-cell table:number-columns-repeated="16381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4.18" table:style-name="ce1">
            <text:p>34,18</text:p>
          </table:table-cell>
          <table:table-cell office:value-type="float" office:value="31.05" table:style-name="ce1">
            <text:p>31,05</text:p>
          </table:table-cell>
          <table:table-cell table:number-columns-repeated="16381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5.06" table:style-name="ce1">
            <text:p>35,06</text:p>
          </table:table-cell>
          <table:table-cell office:value-type="float" office:value="31.19" table:style-name="ce1">
            <text:p>31,19</text:p>
          </table:table-cell>
          <table:table-cell table:number-columns-repeated="1638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1.37" table:style-name="ce1">
            <text:p>31,37</text:p>
          </table:table-cell>
          <table:table-cell table:number-columns-repeated="16381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6.74" table:style-name="ce1">
            <text:p>36,74</text:p>
          </table:table-cell>
          <table:table-cell office:value-type="float" office:value="31.59" table:style-name="ce1">
            <text:p>31,59</text:p>
          </table:table-cell>
          <table:table-cell table:number-columns-repeated="16381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7.53" table:style-name="ce1">
            <text:p>37,53</text:p>
          </table:table-cell>
          <table:table-cell office:value-type="float" office:value="31.83" table:style-name="ce1">
            <text:p>31,83</text:p>
          </table:table-cell>
          <table:table-cell table:number-columns-repeated="16381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8.29" table:style-name="ce1">
            <text:p>38,29</text:p>
          </table:table-cell>
          <table:table-cell office:value-type="float" office:value="32.090000000000003" table:style-name="ce1">
            <text:p>32,09</text:p>
          </table:table-cell>
          <table:table-cell table:number-columns-repeated="16381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9.03" table:style-name="ce1">
            <text:p>39,03</text:p>
          </table:table-cell>
          <table:table-cell office:value-type="float" office:value="32.36" table:style-name="ce1">
            <text:p>32,36</text:p>
          </table:table-cell>
          <table:table-cell table:number-columns-repeated="1638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9.72" table:style-name="ce1">
            <text:p>39,72</text:p>
          </table:table-cell>
          <table:table-cell office:value-type="float" office:value="32.65" table:style-name="ce1">
            <text:p>32,65</text:p>
          </table:table-cell>
          <table:table-cell table:number-columns-repeated="16381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40.4" table:style-name="ce1">
            <text:p>40,4</text:p>
          </table:table-cell>
          <table:table-cell office:value-type="float" office:value="32.950000000000003" table:style-name="ce1">
            <text:p>32,95</text:p>
          </table:table-cell>
          <table:table-cell table:number-columns-repeated="16381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41.03" table:style-name="ce1">
            <text:p>41,03</text:p>
          </table:table-cell>
          <table:table-cell office:value-type="float" office:value="33.26" table:style-name="ce1">
            <text:p>33,26</text:p>
          </table:table-cell>
          <table:table-cell table:number-columns-repeated="16381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41.65" table:style-name="ce1">
            <text:p>41,65</text:p>
          </table:table-cell>
          <table:table-cell office:value-type="float" office:value="33.58" table:style-name="ce1">
            <text:p>33,58</text:p>
          </table:table-cell>
          <table:table-cell table:number-columns-repeated="16381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42.24" table:style-name="ce1">
            <text:p>42,24</text:p>
          </table:table-cell>
          <table:table-cell office:value-type="float" office:value="33.9" table:style-name="ce1">
            <text:p>33,9</text:p>
          </table:table-cell>
          <table:table-cell table:number-columns-repeated="16381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42.8" table:style-name="ce1">
            <text:p>42,8</text:p>
          </table:table-cell>
          <table:table-cell office:value-type="float" office:value="34.22" table:style-name="ce1">
            <text:p>34,22</text:p>
          </table:table-cell>
          <table:table-cell table:number-columns-repeated="16381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43.34" table:style-name="ce1">
            <text:p>43,34</text:p>
          </table:table-cell>
          <table:table-cell office:value-type="float" office:value="34.549999999999997" table:style-name="ce1">
            <text:p>34,55</text:p>
          </table:table-cell>
          <table:table-cell table:number-columns-repeated="16381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43.86" table:style-name="ce1">
            <text:p>43,86</text:p>
          </table:table-cell>
          <table:table-cell office:value-type="float" office:value="34.880000000000003" table:style-name="ce1">
            <text:p>34,88</text:p>
          </table:table-cell>
          <table:table-cell table:number-columns-repeated="1638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44.36" table:style-name="ce1">
            <text:p>44,36</text:p>
          </table:table-cell>
          <table:table-cell office:value-type="float" office:value="35.21" table:style-name="ce1">
            <text:p>35,21</text:p>
          </table:table-cell>
          <table:table-cell table:number-columns-repeated="16381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44.84" table:style-name="ce1">
            <text:p>44,84</text:p>
          </table:table-cell>
          <table:table-cell office:value-type="float" office:value="35.54" table:style-name="ce1">
            <text:p>35,54</text:p>
          </table:table-cell>
          <table:table-cell table:number-columns-repeated="1638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45.3" table:style-name="ce1">
            <text:p>45,3</text:p>
          </table:table-cell>
          <table:table-cell office:value-type="float" office:value="35.869999999999997" table:style-name="ce1">
            <text:p>35,87</text:p>
          </table:table-cell>
          <table:table-cell table:number-columns-repeated="16381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45.75" table:style-name="ce1">
            <text:p>45,75</text:p>
          </table:table-cell>
          <table:table-cell office:value-type="float" office:value="36.200000000000003" table:style-name="ce1">
            <text:p>36,2</text:p>
          </table:table-cell>
          <table:table-cell table:number-columns-repeated="1638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46.18" table:style-name="ce1">
            <text:p>46,18</text:p>
          </table:table-cell>
          <table:table-cell office:value-type="float" office:value="36.53" table:style-name="ce1">
            <text:p>36,53</text:p>
          </table:table-cell>
          <table:table-cell table:number-columns-repeated="1638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46.6" table:style-name="ce1">
            <text:p>46,6</text:p>
          </table:table-cell>
          <table:table-cell office:value-type="float" office:value="36.86" table:style-name="ce1">
            <text:p>36,86</text:p>
          </table:table-cell>
          <table:table-cell table:number-columns-repeated="1638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47" table:style-name="ce1">
            <text:p>47</text:p>
          </table:table-cell>
          <table:table-cell office:value-type="float" office:value="37.18" table:style-name="ce1">
            <text:p>37,18</text:p>
          </table:table-cell>
          <table:table-cell table:number-columns-repeated="16381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47.39" table:style-name="ce1">
            <text:p>47,39</text:p>
          </table:table-cell>
          <table:table-cell office:value-type="float" office:value="37.51" table:style-name="ce1">
            <text:p>37,51</text:p>
          </table:table-cell>
          <table:table-cell table:number-columns-repeated="16381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47.76" table:style-name="ce1">
            <text:p>47,76</text:p>
          </table:table-cell>
          <table:table-cell office:value-type="float" office:value="37.83" table:style-name="ce1">
            <text:p>37,83</text:p>
          </table:table-cell>
          <table:table-cell table:number-columns-repeated="16381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48.13" table:style-name="ce1">
            <text:p>48,13</text:p>
          </table:table-cell>
          <table:table-cell office:value-type="float" office:value="38.14" table:style-name="ce1">
            <text:p>38,14</text:p>
          </table:table-cell>
          <table:table-cell table:number-columns-repeated="16381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48.48" table:style-name="ce1">
            <text:p>48,48</text:p>
          </table:table-cell>
          <table:table-cell office:value-type="float" office:value="38.450000000000003" table:style-name="ce1">
            <text:p>38,45</text:p>
          </table:table-cell>
          <table:table-cell table:number-columns-repeated="16381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48.82" table:style-name="ce1">
            <text:p>48,82</text:p>
          </table:table-cell>
          <table:table-cell office:value-type="float" office:value="38.76" table:style-name="ce1">
            <text:p>38,76</text:p>
          </table:table-cell>
          <table:table-cell table:number-columns-repeated="16381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49.16" table:style-name="ce1">
            <text:p>49,16</text:p>
          </table:table-cell>
          <table:table-cell office:value-type="float" office:value="39.08" table:style-name="ce1">
            <text:p>39,08</text:p>
          </table:table-cell>
          <table:table-cell table:number-columns-repeated="16381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49.49" table:style-name="ce1">
            <text:p>49,49</text:p>
          </table:table-cell>
          <table:table-cell office:value-type="float" office:value="39.380000000000003" table:style-name="ce1">
            <text:p>39,38</text:p>
          </table:table-cell>
          <table:table-cell table:number-columns-repeated="16381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49.8" table:style-name="ce1">
            <text:p>49,8</text:p>
          </table:table-cell>
          <table:table-cell office:value-type="float" office:value="39.68" table:style-name="ce1">
            <text:p>39,68</text:p>
          </table:table-cell>
          <table:table-cell table:number-columns-repeated="16381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50.11" table:style-name="ce1">
            <text:p>50,11</text:p>
          </table:table-cell>
          <table:table-cell office:value-type="float" office:value="39.979999999999997" table:style-name="ce1">
            <text:p>39,98</text:p>
          </table:table-cell>
          <table:table-cell table:number-columns-repeated="16381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50.41" table:style-name="ce1">
            <text:p>50,41</text:p>
          </table:table-cell>
          <table:table-cell office:value-type="float" office:value="40.28" table:style-name="ce1">
            <text:p>40,28</text:p>
          </table:table-cell>
          <table:table-cell table:number-columns-repeated="16381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50.71" table:style-name="ce1">
            <text:p>50,71</text:p>
          </table:table-cell>
          <table:table-cell office:value-type="float" office:value="40.58" table:style-name="ce1">
            <text:p>40,58</text:p>
          </table:table-cell>
          <table:table-cell table:number-columns-repeated="16381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51" table:style-name="ce1">
            <text:p>51</text:p>
          </table:table-cell>
          <table:table-cell office:value-type="float" office:value="40.86" table:style-name="ce1">
            <text:p>40,86</text:p>
          </table:table-cell>
          <table:table-cell table:number-columns-repeated="16381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51.28" table:style-name="ce1">
            <text:p>51,28</text:p>
          </table:table-cell>
          <table:table-cell office:value-type="float" office:value="41.15" table:style-name="ce1">
            <text:p>41,15</text:p>
          </table:table-cell>
          <table:table-cell table:number-columns-repeated="16381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51.56" table:style-name="ce1">
            <text:p>51,56</text:p>
          </table:table-cell>
          <table:table-cell office:value-type="float" office:value="41.44" table:style-name="ce1">
            <text:p>41,44</text:p>
          </table:table-cell>
          <table:table-cell table:number-columns-repeated="16381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51.82" table:style-name="ce1">
            <text:p>51,82</text:p>
          </table:table-cell>
          <table:table-cell office:value-type="float" office:value="41.72" table:style-name="ce1">
            <text:p>41,72</text:p>
          </table:table-cell>
          <table:table-cell table:number-columns-repeated="16381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52.09" table:style-name="ce1">
            <text:p>52,09</text:p>
          </table:table-cell>
          <table:table-cell office:value-type="float" office:value="41.99" table:style-name="ce1">
            <text:p>41,99</text:p>
          </table:table-cell>
          <table:table-cell table:number-columns-repeated="16381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52.35" table:style-name="ce1">
            <text:p>52,35</text:p>
          </table:table-cell>
          <table:table-cell office:value-type="float" office:value="42.28" table:style-name="ce1">
            <text:p>42,28</text:p>
          </table:table-cell>
          <table:table-cell table:number-columns-repeated="16381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52.6" table:style-name="ce1">
            <text:p>52,6</text:p>
          </table:table-cell>
          <table:table-cell office:value-type="float" office:value="42.55" table:style-name="ce1">
            <text:p>42,55</text:p>
          </table:table-cell>
          <table:table-cell table:number-columns-repeated="16381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52.85" table:style-name="ce1">
            <text:p>52,85</text:p>
          </table:table-cell>
          <table:table-cell office:value-type="float" office:value="42.82" table:style-name="ce1">
            <text:p>42,82</text:p>
          </table:table-cell>
          <table:table-cell table:number-columns-repeated="16381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53.1" table:style-name="ce1">
            <text:p>53,1</text:p>
          </table:table-cell>
          <table:table-cell office:value-type="float" office:value="43.09" table:style-name="ce1">
            <text:p>43,09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53.34" table:style-name="ce1">
            <text:p>53,34</text:p>
          </table:table-cell>
          <table:table-cell office:value-type="float" office:value="43.36" table:style-name="ce1">
            <text:p>43,36</text:p>
          </table:table-cell>
          <table:table-cell table:number-columns-repeated="16381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53.56" table:style-name="ce1">
            <text:p>53,56</text:p>
          </table:table-cell>
          <table:table-cell office:value-type="float" office:value="43.62" table:style-name="ce1">
            <text:p>43,62</text:p>
          </table:table-cell>
          <table:table-cell table:number-columns-repeated="1638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53.57" table:style-name="ce1">
            <text:p>53,57</text:p>
          </table:table-cell>
          <table:table-cell office:value-type="float" office:value="43.88" table:style-name="ce1">
            <text:p>43,88</text:p>
          </table:table-cell>
          <table:table-cell table:number-columns-repeated="1638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53.28" table:style-name="ce1">
            <text:p>53,28</text:p>
          </table:table-cell>
          <table:table-cell office:value-type="float" office:value="44.13" table:style-name="ce1">
            <text:p>44,13</text:p>
          </table:table-cell>
          <table:table-cell table:number-columns-repeated="1638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52.74" table:style-name="ce1">
            <text:p>52,74</text:p>
          </table:table-cell>
          <table:table-cell office:value-type="float" office:value="44.35" table:style-name="ce1">
            <text:p>44,35</text:p>
          </table:table-cell>
          <table:table-cell table:number-columns-repeated="16381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52.07" table:style-name="ce1">
            <text:p>52,07</text:p>
          </table:table-cell>
          <table:table-cell office:value-type="float" office:value="44.53" table:style-name="ce1">
            <text:p>44,53</text:p>
          </table:table-cell>
          <table:table-cell table:number-columns-repeated="16381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51.31" table:style-name="ce1">
            <text:p>51,31</text:p>
          </table:table-cell>
          <table:table-cell office:value-type="float" office:value="44.67" table:style-name="ce1">
            <text:p>44,67</text:p>
          </table:table-cell>
          <table:table-cell table:number-columns-repeated="16381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50.53" table:style-name="ce1">
            <text:p>50,53</text:p>
          </table:table-cell>
          <table:table-cell office:value-type="float" office:value="44.75" table:style-name="ce1">
            <text:p>44,75</text:p>
          </table:table-cell>
          <table:table-cell table:number-columns-repeated="16381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49.77" table:style-name="ce1">
            <text:p>49,77</text:p>
          </table:table-cell>
          <table:table-cell office:value-type="float" office:value="44.78" table:style-name="ce1">
            <text:p>44,78</text:p>
          </table:table-cell>
          <table:table-cell table:number-columns-repeated="16381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49" table:style-name="ce1">
            <text:p>49</text:p>
          </table:table-cell>
          <table:table-cell office:value-type="float" office:value="44.77" table:style-name="ce1">
            <text:p>44,77</text:p>
          </table:table-cell>
          <table:table-cell table:number-columns-repeated="16381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48.28" table:style-name="ce1">
            <text:p>48,28</text:p>
          </table:table-cell>
          <table:table-cell office:value-type="float" office:value="44.74" table:style-name="ce1">
            <text:p>44,74</text:p>
          </table:table-cell>
          <table:table-cell table:number-columns-repeated="16381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47.58" table:style-name="ce1">
            <text:p>47,58</text:p>
          </table:table-cell>
          <table:table-cell office:value-type="float" office:value="44.66" table:style-name="ce1">
            <text:p>44,66</text:p>
          </table:table-cell>
          <table:table-cell table:number-columns-repeated="16381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46.92" table:style-name="ce1">
            <text:p>46,92</text:p>
          </table:table-cell>
          <table:table-cell office:value-type="float" office:value="44.55" table:style-name="ce1">
            <text:p>44,55</text:p>
          </table:table-cell>
          <table:table-cell table:number-columns-repeated="16381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46.3" table:style-name="ce1">
            <text:p>46,3</text:p>
          </table:table-cell>
          <table:table-cell office:value-type="float" office:value="44.43" table:style-name="ce1">
            <text:p>44,43</text:p>
          </table:table-cell>
          <table:table-cell table:number-columns-repeated="16381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5.71" table:style-name="ce1">
            <text:p>45,71</text:p>
          </table:table-cell>
          <table:table-cell office:value-type="float" office:value="44.29" table:style-name="ce1">
            <text:p>44,29</text:p>
          </table:table-cell>
          <table:table-cell table:number-columns-repeated="16381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45.15" table:style-name="ce1">
            <text:p>45,15</text:p>
          </table:table-cell>
          <table:table-cell office:value-type="float" office:value="44.14" table:style-name="ce1">
            <text:p>44,14</text:p>
          </table:table-cell>
          <table:table-cell table:number-columns-repeated="16381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44.63" table:style-name="ce1">
            <text:p>44,63</text:p>
          </table:table-cell>
          <table:table-cell office:value-type="float" office:value="43.98" table:style-name="ce1">
            <text:p>43,98</text:p>
          </table:table-cell>
          <table:table-cell table:number-columns-repeated="16381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44.14" table:style-name="ce1">
            <text:p>44,14</text:p>
          </table:table-cell>
          <table:table-cell office:value-type="float" office:value="43.81" table:style-name="ce1">
            <text:p>43,81</text:p>
          </table:table-cell>
          <table:table-cell table:number-columns-repeated="16381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43.67" table:style-name="ce1">
            <text:p>43,67</text:p>
          </table:table-cell>
          <table:table-cell office:value-type="float" office:value="43.63" table:style-name="ce1">
            <text:p>43,63</text:p>
          </table:table-cell>
          <table:table-cell table:number-columns-repeated="16381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43.24" table:style-name="ce1">
            <text:p>43,24</text:p>
          </table:table-cell>
          <table:table-cell office:value-type="float" office:value="43.45" table:style-name="ce1">
            <text:p>43,45</text:p>
          </table:table-cell>
          <table:table-cell table:number-columns-repeated="16381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42.83" table:style-name="ce1">
            <text:p>42,83</text:p>
          </table:table-cell>
          <table:table-cell office:value-type="float" office:value="43.26" table:style-name="ce1">
            <text:p>43,26</text:p>
          </table:table-cell>
          <table:table-cell table:number-columns-repeated="16381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42.44" table:style-name="ce1">
            <text:p>42,44</text:p>
          </table:table-cell>
          <table:table-cell office:value-type="float" office:value="43.07" table:style-name="ce1">
            <text:p>43,07</text:p>
          </table:table-cell>
          <table:table-cell table:number-columns-repeated="16381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42.07" table:style-name="ce1">
            <text:p>42,07</text:p>
          </table:table-cell>
          <table:table-cell office:value-type="float" office:value="42.88" table:style-name="ce1">
            <text:p>42,88</text:p>
          </table:table-cell>
          <table:table-cell table:number-columns-repeated="16381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41.73" table:style-name="ce1">
            <text:p>41,73</text:p>
          </table:table-cell>
          <table:table-cell office:value-type="float" office:value="42.68" table:style-name="ce1">
            <text:p>42,68</text:p>
          </table:table-cell>
          <table:table-cell table:number-columns-repeated="16381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1.41" table:style-name="ce1">
            <text:p>41,41</text:p>
          </table:table-cell>
          <table:table-cell office:value-type="float" office:value="42.5" table:style-name="ce1">
            <text:p>42,5</text:p>
          </table:table-cell>
          <table:table-cell table:number-columns-repeated="16381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41.11" table:style-name="ce1">
            <text:p>41,11</text:p>
          </table:table-cell>
          <table:table-cell office:value-type="float" office:value="42.31" table:style-name="ce1">
            <text:p>42,31</text:p>
          </table:table-cell>
          <table:table-cell table:number-columns-repeated="16381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40.82" table:style-name="ce1">
            <text:p>40,82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41.94" table:style-name="ce1">
            <text:p>41,94</text:p>
          </table:table-cell>
          <table:table-cell table:number-columns-repeated="16381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40.29" table:style-name="ce1">
            <text:p>40,29</text:p>
          </table:table-cell>
          <table:table-cell office:value-type="float" office:value="41.75" table:style-name="ce1">
            <text:p>41,75</text:p>
          </table:table-cell>
          <table:table-cell table:number-columns-repeated="16381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1.57" table:style-name="ce1">
            <text:p>41,57</text:p>
          </table:table-cell>
          <table:table-cell table:number-columns-repeated="16381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39.82" table:style-name="ce1">
            <text:p>39,82</text:p>
          </table:table-cell>
          <table:table-cell office:value-type="float" office:value="41.39" table:style-name="ce1">
            <text:p>41,39</text:p>
          </table:table-cell>
          <table:table-cell table:number-columns-repeated="16381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39.61" table:style-name="ce1">
            <text:p>39,61</text:p>
          </table:table-cell>
          <table:table-cell office:value-type="float" office:value="41.21" table:style-name="ce1">
            <text:p>41,21</text:p>
          </table:table-cell>
          <table:table-cell table:number-columns-repeated="16381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39.4" table:style-name="ce1">
            <text:p>39,4</text:p>
          </table:table-cell>
          <table:table-cell office:value-type="float" office:value="41.03" table:style-name="ce1">
            <text:p>41,03</text:p>
          </table:table-cell>
          <table:table-cell table:number-columns-repeated="16381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40.86" table:style-name="ce1">
            <text:p>40,86</text:p>
          </table:table-cell>
          <table:table-cell table:number-columns-repeated="16381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39.020000000000003" table:style-name="ce1">
            <text:p>39,02</text:p>
          </table:table-cell>
          <table:table-cell office:value-type="float" office:value="40.68" table:style-name="ce1">
            <text:p>40,68</text:p>
          </table:table-cell>
          <table:table-cell table:number-columns-repeated="16381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38.85" table:style-name="ce1">
            <text:p>38,85</text:p>
          </table:table-cell>
          <table:table-cell office:value-type="float" office:value="40.520000000000003" table:style-name="ce1">
            <text:p>40,52</text:p>
          </table:table-cell>
          <table:table-cell table:number-columns-repeated="16381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38.68" table:style-name="ce1">
            <text:p>38,68</text:p>
          </table:table-cell>
          <table:table-cell office:value-type="float" office:value="40.35" table:style-name="ce1">
            <text:p>40,35</text:p>
          </table:table-cell>
          <table:table-cell table:number-columns-repeated="16381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38.53" table:style-name="ce1">
            <text:p>38,53</text:p>
          </table:table-cell>
          <table:table-cell office:value-type="float" office:value="40.19" table:style-name="ce1">
            <text:p>40,19</text:p>
          </table:table-cell>
          <table:table-cell table:number-columns-repeated="16381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40.03" table:style-name="ce1">
            <text:p>40,03</text:p>
          </table:table-cell>
          <table:table-cell table:number-columns-repeated="16381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38.24" table:style-name="ce1">
            <text:p>38,24</text:p>
          </table:table-cell>
          <table:table-cell office:value-type="float" office:value="39.869999999999997" table:style-name="ce1">
            <text:p>39,87</text:p>
          </table:table-cell>
          <table:table-cell table:number-columns-repeated="16381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38.11" table:style-name="ce1">
            <text:p>38,11</text:p>
          </table:table-cell>
          <table:table-cell office:value-type="float" office:value="39.72" table:style-name="ce1">
            <text:p>39,72</text:p>
          </table:table-cell>
          <table:table-cell table:number-columns-repeated="16381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37.979999999999997" table:style-name="ce1">
            <text:p>37,98</text:p>
          </table:table-cell>
          <table:table-cell office:value-type="float" office:value="39.58" table:style-name="ce1">
            <text:p>39,58</text:p>
          </table:table-cell>
          <table:table-cell table:number-columns-repeated="16381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37.86" table:style-name="ce1">
            <text:p>37,86</text:p>
          </table:table-cell>
          <table:table-cell office:value-type="float" office:value="39.43" table:style-name="ce1">
            <text:p>39,43</text:p>
          </table:table-cell>
          <table:table-cell table:number-columns-repeated="16381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37.75" table:style-name="ce1">
            <text:p>37,75</text:p>
          </table:table-cell>
          <table:table-cell office:value-type="float" office:value="39.28" table:style-name="ce1">
            <text:p>39,28</text:p>
          </table:table-cell>
          <table:table-cell table:number-columns-repeated="16381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37.64" table:style-name="ce1">
            <text:p>37,64</text:p>
          </table:table-cell>
          <table:table-cell office:value-type="float" office:value="39.15" table:style-name="ce1">
            <text:p>39,15</text:p>
          </table:table-cell>
          <table:table-cell table:number-columns-repeated="16381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37.53" table:style-name="ce1">
            <text:p>37,53</text:p>
          </table:table-cell>
          <table:table-cell office:value-type="float" office:value="39.01" table:style-name="ce1">
            <text:p>39,01</text:p>
          </table:table-cell>
          <table:table-cell table:number-columns-repeated="16381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37.44" table:style-name="ce1">
            <text:p>37,44</text:p>
          </table:table-cell>
          <table:table-cell office:value-type="float" office:value="38.880000000000003" table:style-name="ce1">
            <text:p>38,88</text:p>
          </table:table-cell>
          <table:table-cell table:number-columns-repeated="16381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37.35" table:style-name="ce1">
            <text:p>37,35</text:p>
          </table:table-cell>
          <table:table-cell office:value-type="float" office:value="38.75" table:style-name="ce1">
            <text:p>38,75</text:p>
          </table:table-cell>
          <table:table-cell table:number-columns-repeated="16381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37.26" table:style-name="ce1">
            <text:p>37,26</text:p>
          </table:table-cell>
          <table:table-cell office:value-type="float" office:value="38.619999999999997" table:style-name="ce1">
            <text:p>38,62</text:p>
          </table:table-cell>
          <table:table-cell table:number-columns-repeated="16381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37.18" table:style-name="ce1">
            <text:p>37,18</text:p>
          </table:table-cell>
          <table:table-cell office:value-type="float" office:value="38.5" table:style-name="ce1">
            <text:p>38,5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37.11" table:style-name="ce1">
            <text:p>37,11</text:p>
          </table:table-cell>
          <table:table-cell office:value-type="float" office:value="38.380000000000003" table:style-name="ce1">
            <text:p>38,38</text:p>
          </table:table-cell>
          <table:table-cell table:number-columns-repeated="1638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37.06" table:style-name="ce1">
            <text:p>37,06</text:p>
          </table:table-cell>
          <table:table-cell office:value-type="float" office:value="38.26" table:style-name="ce1">
            <text:p>38,26</text:p>
          </table:table-cell>
          <table:table-cell table:number-columns-repeated="16381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37.21" table:style-name="ce1">
            <text:p>37,21</text:p>
          </table:table-cell>
          <table:table-cell office:value-type="float" office:value="38.15" table:style-name="ce1">
            <text:p>38,15</text:p>
          </table:table-cell>
          <table:table-cell table:number-columns-repeated="16381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37.64" table:style-name="ce1">
            <text:p>37,64</text:p>
          </table:table-cell>
          <table:table-cell office:value-type="float" office:value="38.04" table:style-name="ce1">
            <text:p>38,04</text:p>
          </table:table-cell>
          <table:table-cell table:number-columns-repeated="16381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39.1" table:style-name="ce1">
            <text:p>39,1</text:p>
          </table:table-cell>
          <table:table-cell office:value-type="float" office:value="37.92" table:style-name="ce1">
            <text:p>37,92</text:p>
          </table:table-cell>
          <table:table-cell table:number-columns-repeated="16381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39.96" table:style-name="ce1">
            <text:p>39,96</text:p>
          </table:table-cell>
          <table:table-cell office:value-type="float" office:value="37.92" table:style-name="ce1">
            <text:p>37,92</text:p>
          </table:table-cell>
          <table:table-cell table:number-columns-repeated="16381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40.85" table:style-name="ce1">
            <text:p>40,85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41.75" table:style-name="ce1">
            <text:p>41,75</text:p>
          </table:table-cell>
          <table:table-cell office:value-type="float" office:value="38.06" table:style-name="ce1">
            <text:p>38,06</text:p>
          </table:table-cell>
          <table:table-cell table:number-columns-repeated="16381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42.64" table:style-name="ce1">
            <text:p>42,64</text:p>
          </table:table-cell>
          <table:table-cell office:value-type="float" office:value="38.200000000000003" table:style-name="ce1">
            <text:p>38,2</text:p>
          </table:table-cell>
          <table:table-cell table:number-columns-repeated="16381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43.49" table:style-name="ce1">
            <text:p>43,49</text:p>
          </table:table-cell>
          <table:table-cell office:value-type="float" office:value="38.369999999999997" table:style-name="ce1">
            <text:p>38,37</text:p>
          </table:table-cell>
          <table:table-cell table:number-columns-repeated="16381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44.32" table:style-name="ce1">
            <text:p>44,32</text:p>
          </table:table-cell>
          <table:table-cell office:value-type="float" office:value="38.57" table:style-name="ce1">
            <text:p>38,57</text:p>
          </table:table-cell>
          <table:table-cell table:number-columns-repeated="16381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45.12" table:style-name="ce1">
            <text:p>45,12</text:p>
          </table:table-cell>
          <table:table-cell office:value-type="float" office:value="38.799999999999997" table:style-name="ce1">
            <text:p>38,8</text:p>
          </table:table-cell>
          <table:table-cell table:number-columns-repeated="16381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45.88" table:style-name="ce1">
            <text:p>45,88</text:p>
          </table:table-cell>
          <table:table-cell office:value-type="float" office:value="39.049999999999997" table:style-name="ce1">
            <text:p>39,05</text:p>
          </table:table-cell>
          <table:table-cell table:number-columns-repeated="16381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46.6" table:style-name="ce1">
            <text:p>46,6</text:p>
          </table:table-cell>
          <table:table-cell office:value-type="float" office:value="39.32" table:style-name="ce1">
            <text:p>39,32</text:p>
          </table:table-cell>
          <table:table-cell table:number-columns-repeated="16381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47.3" table:style-name="ce1">
            <text:p>47,3</text:p>
          </table:table-cell>
          <table:table-cell office:value-type="float" office:value="39.6" table:style-name="ce1">
            <text:p>39,6</text:p>
          </table:table-cell>
          <table:table-cell table:number-columns-repeated="16381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47.98" table:style-name="ce1">
            <text:p>47,98</text:p>
          </table:table-cell>
          <table:table-cell office:value-type="float" office:value="39.89" table:style-name="ce1">
            <text:p>39,89</text:p>
          </table:table-cell>
          <table:table-cell table:number-columns-repeated="16381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48.61" table:style-name="ce1">
            <text:p>48,61</text:p>
          </table:table-cell>
          <table:table-cell office:value-type="float" office:value="40.200000000000003" table:style-name="ce1">
            <text:p>40,2</text:p>
          </table:table-cell>
          <table:table-cell table:number-columns-repeated="16381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49.23" table:style-name="ce1">
            <text:p>49,23</text:p>
          </table:table-cell>
          <table:table-cell office:value-type="float" office:value="40.51" table:style-name="ce1">
            <text:p>40,51</text:p>
          </table:table-cell>
          <table:table-cell table:number-columns-repeated="16381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49.81" table:style-name="ce1">
            <text:p>49,81</text:p>
          </table:table-cell>
          <table:table-cell office:value-type="float" office:value="40.83" table:style-name="ce1">
            <text:p>40,83</text:p>
          </table:table-cell>
          <table:table-cell table:number-columns-repeated="16381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50.37" table:style-name="ce1">
            <text:p>50,37</text:p>
          </table:table-cell>
          <table:table-cell office:value-type="float" office:value="41.14" table:style-name="ce1">
            <text:p>41,14</text:p>
          </table:table-cell>
          <table:table-cell table:number-columns-repeated="16381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50.91" table:style-name="ce1">
            <text:p>50,91</text:p>
          </table:table-cell>
          <table:table-cell office:value-type="float" office:value="41.47" table:style-name="ce1">
            <text:p>41,47</text:p>
          </table:table-cell>
          <table:table-cell table:number-columns-repeated="16381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51.42" table:style-name="ce1">
            <text:p>51,42</text:p>
          </table:table-cell>
          <table:table-cell office:value-type="float" office:value="41.78" table:style-name="ce1">
            <text:p>41,78</text:p>
          </table:table-cell>
          <table:table-cell table:number-columns-repeated="16381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51.92" table:style-name="ce1">
            <text:p>51,92</text:p>
          </table:table-cell>
          <table:table-cell office:value-type="float" office:value="42.11" table:style-name="ce1">
            <text:p>42,11</text:p>
          </table:table-cell>
          <table:table-cell table:number-columns-repeated="16381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52.38" table:style-name="ce1">
            <text:p>52,38</text:p>
          </table:table-cell>
          <table:table-cell office:value-type="float" office:value="42.43" table:style-name="ce1">
            <text:p>42,43</text:p>
          </table:table-cell>
          <table:table-cell table:number-columns-repeated="16381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52.84" table:style-name="ce1">
            <text:p>52,84</text:p>
          </table:table-cell>
          <table:table-cell office:value-type="float" office:value="42.75" table:style-name="ce1">
            <text:p>42,75</text:p>
          </table:table-cell>
          <table:table-cell table:number-columns-repeated="16381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53.28" table:style-name="ce1">
            <text:p>53,28</text:p>
          </table:table-cell>
          <table:table-cell office:value-type="float" office:value="43.07" table:style-name="ce1">
            <text:p>43,07</text:p>
          </table:table-cell>
          <table:table-cell table:number-columns-repeated="16381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53.7" table:style-name="ce1">
            <text:p>53,7</text:p>
          </table:table-cell>
          <table:table-cell office:value-type="float" office:value="43.4" table:style-name="ce1">
            <text:p>43,4</text:p>
          </table:table-cell>
          <table:table-cell table:number-columns-repeated="16381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54.1" table:style-name="ce1">
            <text:p>54,1</text:p>
          </table:table-cell>
          <table:table-cell office:value-type="float" office:value="43.72" table:style-name="ce1">
            <text:p>43,72</text:p>
          </table:table-cell>
          <table:table-cell table:number-columns-repeated="16381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54.49" table:style-name="ce1">
            <text:p>54,49</text:p>
          </table:table-cell>
          <table:table-cell office:value-type="float" office:value="44.04" table:style-name="ce1">
            <text:p>44,04</text:p>
          </table:table-cell>
          <table:table-cell table:number-columns-repeated="16381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54.87" table:style-name="ce1">
            <text:p>54,87</text:p>
          </table:table-cell>
          <table:table-cell office:value-type="float" office:value="44.35" table:style-name="ce1">
            <text:p>44,35</text:p>
          </table:table-cell>
          <table:table-cell table:number-columns-repeated="16381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55.24" table:style-name="ce1">
            <text:p>55,24</text:p>
          </table:table-cell>
          <table:table-cell office:value-type="float" office:value="44.66" table:style-name="ce1">
            <text:p>44,66</text:p>
          </table:table-cell>
          <table:table-cell table:number-columns-repeated="16381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55.59" table:style-name="ce1">
            <text:p>55,59</text:p>
          </table:table-cell>
          <table:table-cell office:value-type="float" office:value="44.97" table:style-name="ce1">
            <text:p>44,97</text:p>
          </table:table-cell>
          <table:table-cell table:number-columns-repeated="16381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55.93" table:style-name="ce1">
            <text:p>55,93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56.27" table:style-name="ce1">
            <text:p>56,27</text:p>
          </table:table-cell>
          <table:table-cell office:value-type="float" office:value="45.58" table:style-name="ce1">
            <text:p>45,58</text:p>
          </table:table-cell>
          <table:table-cell table:number-columns-repeated="16381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56.59" table:style-name="ce1">
            <text:p>56,59</text:p>
          </table:table-cell>
          <table:table-cell office:value-type="float" office:value="45.88" table:style-name="ce1">
            <text:p>45,88</text:p>
          </table:table-cell>
          <table:table-cell table:number-columns-repeated="16381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56.9" table:style-name="ce1">
            <text:p>56,9</text:p>
          </table:table-cell>
          <table:table-cell office:value-type="float" office:value="46.17" table:style-name="ce1">
            <text:p>46,17</text:p>
          </table:table-cell>
          <table:table-cell table:number-columns-repeated="16381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57.21" table:style-name="ce1">
            <text:p>57,21</text:p>
          </table:table-cell>
          <table:table-cell office:value-type="float" office:value="46.47" table:style-name="ce1">
            <text:p>46,47</text:p>
          </table:table-cell>
          <table:table-cell table:number-columns-repeated="16381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57.51" table:style-name="ce1">
            <text:p>57,51</text:p>
          </table:table-cell>
          <table:table-cell office:value-type="float" office:value="46.76" table:style-name="ce1">
            <text:p>46,76</text:p>
          </table:table-cell>
          <table:table-cell table:number-columns-repeated="16381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57.79" table:style-name="ce1">
            <text:p>57,79</text:p>
          </table:table-cell>
          <table:table-cell office:value-type="float" office:value="47.05" table:style-name="ce1">
            <text:p>47,05</text:p>
          </table:table-cell>
          <table:table-cell table:number-columns-repeated="16381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58.08" table:style-name="ce1">
            <text:p>58,08</text:p>
          </table:table-cell>
          <table:table-cell office:value-type="float" office:value="47.33" table:style-name="ce1">
            <text:p>47,33</text:p>
          </table:table-cell>
          <table:table-cell table:number-columns-repeated="16381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58.35" table:style-name="ce1">
            <text:p>58,35</text:p>
          </table:table-cell>
          <table:table-cell office:value-type="float" office:value="47.61" table:style-name="ce1">
            <text:p>47,61</text:p>
          </table:table-cell>
          <table:table-cell table:number-columns-repeated="16381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58.62" table:style-name="ce1">
            <text:p>58,62</text:p>
          </table:table-cell>
          <table:table-cell office:value-type="float" office:value="47.89" table:style-name="ce1">
            <text:p>47,89</text:p>
          </table:table-cell>
          <table:table-cell table:number-columns-repeated="16381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58.88" table:style-name="ce1">
            <text:p>58,88</text:p>
          </table:table-cell>
          <table:table-cell office:value-type="float" office:value="48.17" table:style-name="ce1">
            <text:p>48,17</text:p>
          </table:table-cell>
          <table:table-cell table:number-columns-repeated="16381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59.14" table:style-name="ce1">
            <text:p>59,14</text:p>
          </table:table-cell>
          <table:table-cell office:value-type="float" office:value="48.44" table:style-name="ce1">
            <text:p>48,44</text:p>
          </table:table-cell>
          <table:table-cell table:number-columns-repeated="1638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59.39" table:style-name="ce1">
            <text:p>59,39</text:p>
          </table:table-cell>
          <table:table-cell office:value-type="float" office:value="48.71" table:style-name="ce1">
            <text:p>48,71</text:p>
          </table:table-cell>
          <table:table-cell table:number-columns-repeated="16381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59.64" table:style-name="ce1">
            <text:p>59,64</text:p>
          </table:table-cell>
          <table:table-cell office:value-type="float" office:value="48.98" table:style-name="ce1">
            <text:p>48,98</text:p>
          </table:table-cell>
          <table:table-cell table:number-columns-repeated="16381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59.88" table:style-name="ce1">
            <text:p>59,88</text:p>
          </table:table-cell>
          <table:table-cell office:value-type="float" office:value="49.25" table:style-name="ce1">
            <text:p>49,25</text:p>
          </table:table-cell>
          <table:table-cell table:number-columns-repeated="16381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60.12" table:style-name="ce1">
            <text:p>60,12</text:p>
          </table:table-cell>
          <table:table-cell office:value-type="float" office:value="49.51" table:style-name="ce1">
            <text:p>49,51</text:p>
          </table:table-cell>
          <table:table-cell table:number-columns-repeated="16381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60.36" table:style-name="ce1">
            <text:p>60,36</text:p>
          </table:table-cell>
          <table:table-cell office:value-type="float" office:value="49.77" table:style-name="ce1">
            <text:p>49,77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60.58" table:style-name="ce1">
            <text:p>60,58</text:p>
          </table:table-cell>
          <table:table-cell office:value-type="float" office:value="50.03" table:style-name="ce1">
            <text:p>50,03</text:p>
          </table:table-cell>
          <table:table-cell table:number-columns-repeated="16381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60.78" table:style-name="ce1">
            <text:p>60,78</text:p>
          </table:table-cell>
          <table:table-cell office:value-type="float" office:value="50.28" table:style-name="ce1">
            <text:p>50,28</text:p>
          </table:table-cell>
          <table:table-cell table:number-columns-repeated="16381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60.74" table:style-name="ce1">
            <text:p>60,74</text:p>
          </table:table-cell>
          <table:table-cell office:value-type="float" office:value="50.52" table:style-name="ce1">
            <text:p>50,52</text:p>
          </table:table-cell>
          <table:table-cell table:number-columns-repeated="16381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60.41" table:style-name="ce1">
            <text:p>60,41</text:p>
          </table:table-cell>
          <table:table-cell office:value-type="float" office:value="50.76" table:style-name="ce1">
            <text:p>50,76</text:p>
          </table:table-cell>
          <table:table-cell table:number-columns-repeated="16381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59.82" table:style-name="ce1">
            <text:p>59,82</text:p>
          </table:table-cell>
          <table:table-cell office:value-type="float" office:value="50.97" table:style-name="ce1">
            <text:p>50,97</text:p>
          </table:table-cell>
          <table:table-cell table:number-columns-repeated="16381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59.11" table:style-name="ce1">
            <text:p>59,11</text:p>
          </table:table-cell>
          <table:table-cell office:value-type="float" office:value="51.14" table:style-name="ce1">
            <text:p>51,14</text:p>
          </table:table-cell>
          <table:table-cell table:number-columns-repeated="16381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58.28" table:style-name="ce1">
            <text:p>58,28</text:p>
          </table:table-cell>
          <table:table-cell office:value-type="float" office:value="51.22" table:style-name="ce1">
            <text:p>51,22</text:p>
          </table:table-cell>
          <table:table-cell table:number-columns-repeated="16381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float" office:value="57.46" table:style-name="ce1">
            <text:p>57,46</text:p>
          </table:table-cell>
          <table:table-cell office:value-type="float" office:value="51.27" table:style-name="ce1">
            <text:p>51,27</text:p>
          </table:table-cell>
          <table:table-cell table:number-columns-repeated="16381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56.68" table:style-name="ce1">
            <text:p>56,68</text:p>
          </table:table-cell>
          <table:table-cell office:value-type="float" office:value="51.31" table:style-name="ce1">
            <text:p>51,31</text:p>
          </table:table-cell>
          <table:table-cell table:number-columns-repeated="16381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55.9" table:style-name="ce1">
            <text:p>55,9</text:p>
          </table:table-cell>
          <table:table-cell office:value-type="float" office:value="51.29" table:style-name="ce1">
            <text:p>51,29</text:p>
          </table:table-cell>
          <table:table-cell table:number-columns-repeated="16381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55.15" table:style-name="ce1">
            <text:p>55,15</text:p>
          </table:table-cell>
          <table:table-cell office:value-type="float" office:value="51.23" table:style-name="ce1">
            <text:p>51,23</text:p>
          </table:table-cell>
          <table:table-cell table:number-columns-repeated="16381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54.42" table:style-name="ce1">
            <text:p>54,42</text:p>
          </table:table-cell>
          <table:table-cell office:value-type="float" office:value="51.14" table:style-name="ce1">
            <text:p>51,14</text:p>
          </table:table-cell>
          <table:table-cell table:number-columns-repeated="16381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53.74" table:style-name="ce1">
            <text:p>53,74</text:p>
          </table:table-cell>
          <table:table-cell office:value-type="float" office:value="51.02" table:style-name="ce1">
            <text:p>51,02</text:p>
          </table:table-cell>
          <table:table-cell table:number-columns-repeated="16381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53.08" table:style-name="ce1">
            <text:p>53,08</text:p>
          </table:table-cell>
          <table:table-cell office:value-type="float" office:value="50.88" table:style-name="ce1">
            <text:p>50,88</text:p>
          </table:table-cell>
          <table:table-cell table:number-columns-repeated="16381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52.47" table:style-name="ce1">
            <text:p>52,47</text:p>
          </table:table-cell>
          <table:table-cell office:value-type="float" office:value="50.72" table:style-name="ce1">
            <text:p>50,72</text:p>
          </table:table-cell>
          <table:table-cell table:number-columns-repeated="16381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51.89" table:style-name="ce1">
            <text:p>51,89</text:p>
          </table:table-cell>
          <table:table-cell office:value-type="float" office:value="50.54" table:style-name="ce1">
            <text:p>50,54</text:p>
          </table:table-cell>
          <table:table-cell table:number-columns-repeated="16381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51.34" table:style-name="ce1">
            <text:p>51,34</text:p>
          </table:table-cell>
          <table:table-cell office:value-type="float" office:value="50.36" table:style-name="ce1">
            <text:p>50,36</text:p>
          </table:table-cell>
          <table:table-cell table:number-columns-repeated="16381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50.82" table:style-name="ce1">
            <text:p>50,82</text:p>
          </table:table-cell>
          <table:table-cell office:value-type="float" office:value="50.17" table:style-name="ce1">
            <text:p>50,17</text:p>
          </table:table-cell>
          <table:table-cell table:number-columns-repeated="16381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50.33" table:style-name="ce1">
            <text:p>50,33</text:p>
          </table:table-cell>
          <table:table-cell office:value-type="float" office:value="49.97" table:style-name="ce1">
            <text:p>49,97</text:p>
          </table:table-cell>
          <table:table-cell table:number-columns-repeated="16381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49.87" table:style-name="ce1">
            <text:p>49,87</text:p>
          </table:table-cell>
          <table:table-cell office:value-type="float" office:value="49.77" table:style-name="ce1">
            <text:p>49,77</text:p>
          </table:table-cell>
          <table:table-cell table:number-columns-repeated="16381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49.43" table:style-name="ce1">
            <text:p>49,43</text:p>
          </table:table-cell>
          <table:table-cell office:value-type="float" office:value="49.56" table:style-name="ce1">
            <text:p>49,56</text:p>
          </table:table-cell>
          <table:table-cell table:number-columns-repeated="16381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49.02" table:style-name="ce1">
            <text:p>49,02</text:p>
          </table:table-cell>
          <table:table-cell office:value-type="float" office:value="49.36" table:style-name="ce1">
            <text:p>49,36</text:p>
          </table:table-cell>
          <table:table-cell table:number-columns-repeated="16381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48.64" table:style-name="ce1">
            <text:p>48,64</text:p>
          </table:table-cell>
          <table:table-cell office:value-type="float" office:value="49.15" table:style-name="ce1">
            <text:p>49,15</text:p>
          </table:table-cell>
          <table:table-cell table:number-columns-repeated="16381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48.27" table:style-name="ce1">
            <text:p>48,27</text:p>
          </table:table-cell>
          <table:table-cell office:value-type="float" office:value="48.94" table:style-name="ce1">
            <text:p>48,94</text:p>
          </table:table-cell>
          <table:table-cell table:number-columns-repeated="16381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float" office:value="47.92" table:style-name="ce1">
            <text:p>47,92</text:p>
          </table:table-cell>
          <table:table-cell office:value-type="float" office:value="48.73" table:style-name="ce1">
            <text:p>48,73</text:p>
          </table:table-cell>
          <table:table-cell table:number-columns-repeated="16381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47.6" table:style-name="ce1">
            <text:p>47,6</text:p>
          </table:table-cell>
          <table:table-cell office:value-type="float" office:value="48.52" table:style-name="ce1">
            <text:p>48,52</text:p>
          </table:table-cell>
          <table:table-cell table:number-columns-repeated="16381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47.28" table:style-name="ce1">
            <text:p>47,28</text:p>
          </table:table-cell>
          <table:table-cell office:value-type="float" office:value="48.31" table:style-name="ce1">
            <text:p>48,31</text:p>
          </table:table-cell>
          <table:table-cell table:number-columns-repeated="16381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46.99" table:style-name="ce1">
            <text:p>46,99</text:p>
          </table:table-cell>
          <table:table-cell office:value-type="float" office:value="48.1" table:style-name="ce1">
            <text:p>48,1</text:p>
          </table:table-cell>
          <table:table-cell table:number-columns-repeated="16381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46.71" table:style-name="ce1">
            <text:p>46,71</text:p>
          </table:table-cell>
          <table:table-cell office:value-type="float" office:value="47.9" table:style-name="ce1">
            <text:p>47,9</text:p>
          </table:table-cell>
          <table:table-cell table:number-columns-repeated="16381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46.45" table:style-name="ce1">
            <text:p>46,45</text:p>
          </table:table-cell>
          <table:table-cell office:value-type="float" office:value="47.69" table:style-name="ce1">
            <text:p>47,69</text:p>
          </table:table-cell>
          <table:table-cell table:number-columns-repeated="16381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46.19" table:style-name="ce1">
            <text:p>46,19</text:p>
          </table:table-cell>
          <table:table-cell office:value-type="float" office:value="47.49" table:style-name="ce1">
            <text:p>47,49</text:p>
          </table:table-cell>
          <table:table-cell table:number-columns-repeated="16381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45.96" table:style-name="ce1">
            <text:p>45,96</text:p>
          </table:table-cell>
          <table:table-cell office:value-type="float" office:value="47.29" table:style-name="ce1">
            <text:p>47,29</text:p>
          </table:table-cell>
          <table:table-cell table:number-columns-repeated="16381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45.73" table:style-name="ce1">
            <text:p>45,73</text:p>
          </table:table-cell>
          <table:table-cell office:value-type="float" office:value="47.1" table:style-name="ce1">
            <text:p>47,1</text:p>
          </table:table-cell>
          <table:table-cell table:number-columns-repeated="16381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float" office:value="45.52" table:style-name="ce1">
            <text:p>45,52</text:p>
          </table:table-cell>
          <table:table-cell office:value-type="float" office:value="46.91" table:style-name="ce1">
            <text:p>46,91</text:p>
          </table:table-cell>
          <table:table-cell table:number-columns-repeated="16381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45.31" table:style-name="ce1">
            <text:p>45,31</text:p>
          </table:table-cell>
          <table:table-cell office:value-type="float" office:value="46.72" table:style-name="ce1">
            <text:p>46,72</text:p>
          </table:table-cell>
          <table:table-cell table:number-columns-repeated="16381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45.12" table:style-name="ce1">
            <text:p>45,12</text:p>
          </table:table-cell>
          <table:table-cell office:value-type="float" office:value="46.53" table:style-name="ce1">
            <text:p>46,53</text:p>
          </table:table-cell>
          <table:table-cell table:number-columns-repeated="16381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44.94" table:style-name="ce1">
            <text:p>44,94</text:p>
          </table:table-cell>
          <table:table-cell office:value-type="float" office:value="46.35" table:style-name="ce1">
            <text:p>46,35</text:p>
          </table:table-cell>
          <table:table-cell table:number-columns-repeated="16381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44.76" table:style-name="ce1">
            <text:p>44,76</text:p>
          </table:table-cell>
          <table:table-cell office:value-type="float" office:value="46.17" table:style-name="ce1">
            <text:p>46,17</text:p>
          </table:table-cell>
          <table:table-cell table:number-columns-repeated="16381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44.59" table:style-name="ce1">
            <text:p>44,59</text:p>
          </table:table-cell>
          <table:table-cell office:value-type="float" office:value="45.99" table:style-name="ce1">
            <text:p>45,99</text:p>
          </table:table-cell>
          <table:table-cell table:number-columns-repeated="1638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44.43" table:style-name="ce1">
            <text:p>44,43</text:p>
          </table:table-cell>
          <table:table-cell office:value-type="float" office:value="45.82" table:style-name="ce1">
            <text:p>45,82</text:p>
          </table:table-cell>
          <table:table-cell table:number-columns-repeated="16381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44.28" table:style-name="ce1">
            <text:p>44,28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44.13" table:style-name="ce1">
            <text:p>44,13</text:p>
          </table:table-cell>
          <table:table-cell office:value-type="float" office:value="45.48" table:style-name="ce1">
            <text:p>45,48</text:p>
          </table:table-cell>
          <table:table-cell table:number-columns-repeated="16381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43.99" table:style-name="ce1">
            <text:p>43,99</text:p>
          </table:table-cell>
          <table:table-cell office:value-type="float" office:value="45.31" table:style-name="ce1">
            <text:p>45,31</text:p>
          </table:table-cell>
          <table:table-cell table:number-columns-repeated="16381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43.86" table:style-name="ce1">
            <text:p>43,86</text:p>
          </table:table-cell>
          <table:table-cell office:value-type="float" office:value="45.15" table:style-name="ce1">
            <text:p>45,15</text:p>
          </table:table-cell>
          <table:table-cell table:number-columns-repeated="16381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43.73" table:style-name="ce1">
            <text:p>43,73</text:p>
          </table:table-cell>
          <table:table-cell office:value-type="float" office:value="44.99" table:style-name="ce1">
            <text:p>44,99</text:p>
          </table:table-cell>
          <table:table-cell table:number-columns-repeated="16381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43.62" table:style-name="ce1">
            <text:p>43,62</text:p>
          </table:table-cell>
          <table:table-cell office:value-type="float" office:value="44.83" table:style-name="ce1">
            <text:p>44,83</text:p>
          </table:table-cell>
          <table:table-cell table:number-columns-repeated="16381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43.5" table:style-name="ce1">
            <text:p>43,5</text:p>
          </table:table-cell>
          <table:table-cell office:value-type="float" office:value="44.69" table:style-name="ce1">
            <text:p>44,69</text:p>
          </table:table-cell>
          <table:table-cell table:number-columns-repeated="16381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43.39" table:style-name="ce1">
            <text:p>43,39</text:p>
          </table:table-cell>
          <table:table-cell office:value-type="float" office:value="44.54" table:style-name="ce1">
            <text:p>44,54</text:p>
          </table:table-cell>
          <table:table-cell table:number-columns-repeated="16381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43.29" table:style-name="ce1">
            <text:p>43,29</text:p>
          </table:table-cell>
          <table:table-cell office:value-type="float" office:value="44.4" table:style-name="ce1">
            <text:p>44,4</text:p>
          </table:table-cell>
          <table:table-cell table:number-columns-repeated="16381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43.19" table:style-name="ce1">
            <text:p>43,19</text:p>
          </table:table-cell>
          <table:table-cell office:value-type="float" office:value="44.26" table:style-name="ce1">
            <text:p>44,26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3.09" table:style-name="ce1">
            <text:p>43,09</text:p>
          </table:table-cell>
          <table:table-cell office:value-type="float" office:value="44.12" table:style-name="ce1">
            <text:p>44,12</text:p>
          </table:table-cell>
          <table:table-cell table:number-columns-repeated="16381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43.02" table:style-name="ce1">
            <text:p>43,02</text:p>
          </table:table-cell>
          <table:table-cell office:value-type="float" office:value="43.98" table:style-name="ce1">
            <text:p>43,98</text:p>
          </table:table-cell>
          <table:table-cell table:number-columns-repeated="16381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float" office:value="43.16" table:style-name="ce1">
            <text:p>43,16</text:p>
          </table:table-cell>
          <table:table-cell office:value-type="float" office:value="43.85" table:style-name="ce1">
            <text:p>43,85</text:p>
          </table:table-cell>
          <table:table-cell table:number-columns-repeated="16381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float" office:value="43.58" table:style-name="ce1">
            <text:p>43,58</text:p>
          </table:table-cell>
          <table:table-cell office:value-type="float" office:value="43.73" table:style-name="ce1">
            <text:p>43,73</text:p>
          </table:table-cell>
          <table:table-cell table:number-columns-repeated="16381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float" office:value="44.23" table:style-name="ce1">
            <text:p>44,23</text:p>
          </table:table-cell>
          <table:table-cell office:value-type="float" office:value="43.63" table:style-name="ce1">
            <text:p>43,63</text:p>
          </table:table-cell>
          <table:table-cell table:number-columns-repeated="16381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float" office:value="45.02" table:style-name="ce1">
            <text:p>45,02</text:p>
          </table:table-cell>
          <table:table-cell office:value-type="float" office:value="43.57" table:style-name="ce1">
            <text:p>43,57</text:p>
          </table:table-cell>
          <table:table-cell table:number-columns-repeated="16381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float" office:value="45.88" table:style-name="ce1">
            <text:p>45,88</text:p>
          </table:table-cell>
          <table:table-cell office:value-type="float" office:value="43.56" table:style-name="ce1">
            <text:p>43,56</text:p>
          </table:table-cell>
          <table:table-cell table:number-columns-repeated="16381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float" office:value="46.78" table:style-name="ce1">
            <text:p>46,78</text:p>
          </table:table-cell>
          <table:table-cell office:value-type="float" office:value="43.59" table:style-name="ce1">
            <text:p>43,59</text:p>
          </table:table-cell>
          <table:table-cell table:number-columns-repeated="16381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float" office:value="47.68" table:style-name="ce1">
            <text:p>47,68</text:p>
          </table:table-cell>
          <table:table-cell office:value-type="float" office:value="43.68" table:style-name="ce1">
            <text:p>43,68</text:p>
          </table:table-cell>
          <table:table-cell table:number-columns-repeated="16381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float" office:value="48.56" table:style-name="ce1">
            <text:p>48,56</text:p>
          </table:table-cell>
          <table:table-cell office:value-type="float" office:value="43.8" table:style-name="ce1">
            <text:p>43,8</text:p>
          </table:table-cell>
          <table:table-cell table:number-columns-repeated="16381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float" office:value="49.41" table:style-name="ce1">
            <text:p>49,41</text:p>
          </table:table-cell>
          <table:table-cell office:value-type="float" office:value="43.97" table:style-name="ce1">
            <text:p>43,97</text:p>
          </table:table-cell>
          <table:table-cell table:number-columns-repeated="16381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float" office:value="50.25" table:style-name="ce1">
            <text:p>50,25</text:p>
          </table:table-cell>
          <table:table-cell office:value-type="float" office:value="44.17" table:style-name="ce1">
            <text:p>44,17</text:p>
          </table:table-cell>
          <table:table-cell table:number-columns-repeated="16381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float" office:value="51.05" table:style-name="ce1">
            <text:p>51,05</text:p>
          </table:table-cell>
          <table:table-cell office:value-type="float" office:value="44.38" table:style-name="ce1">
            <text:p>44,38</text:p>
          </table:table-cell>
          <table:table-cell table:number-columns-repeated="16381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float" office:value="51.8" table:style-name="ce1">
            <text:p>51,8</text:p>
          </table:table-cell>
          <table:table-cell office:value-type="float" office:value="44.63" table:style-name="ce1">
            <text:p>44,63</text:p>
          </table:table-cell>
          <table:table-cell table:number-columns-repeated="16381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float" office:value="52.54" table:style-name="ce1">
            <text:p>52,54</text:p>
          </table:table-cell>
          <table:table-cell office:value-type="float" office:value="44.89" table:style-name="ce1">
            <text:p>44,89</text:p>
          </table:table-cell>
          <table:table-cell table:number-columns-repeated="16381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float" office:value="53.23" table:style-name="ce1">
            <text:p>53,23</text:p>
          </table:table-cell>
          <table:table-cell office:value-type="float" office:value="45.16" table:style-name="ce1">
            <text:p>45,16</text:p>
          </table:table-cell>
          <table:table-cell table:number-columns-repeated="16381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float" office:value="53.9" table:style-name="ce1">
            <text:p>53,9</text:p>
          </table:table-cell>
          <table:table-cell office:value-type="float" office:value="45.44" table:style-name="ce1">
            <text:p>45,44</text:p>
          </table:table-cell>
          <table:table-cell table:number-columns-repeated="16381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float" office:value="54.53" table:style-name="ce1">
            <text:p>54,53</text:p>
          </table:table-cell>
          <table:table-cell office:value-type="float" office:value="45.74" table:style-name="ce1">
            <text:p>45,74</text:p>
          </table:table-cell>
          <table:table-cell table:number-columns-repeated="16381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float" office:value="55.14" table:style-name="ce1">
            <text:p>55,14</text:p>
          </table:table-cell>
          <table:table-cell office:value-type="float" office:value="46.04" table:style-name="ce1">
            <text:p>46,04</text:p>
          </table:table-cell>
          <table:table-cell table:number-columns-repeated="16381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float" office:value="55.72" table:style-name="ce1">
            <text:p>55,72</text:p>
          </table:table-cell>
          <table:table-cell office:value-type="float" office:value="46.35" table:style-name="ce1">
            <text:p>46,35</text:p>
          </table:table-cell>
          <table:table-cell table:number-columns-repeated="16381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float" office:value="56.28" table:style-name="ce1">
            <text:p>56,28</text:p>
          </table:table-cell>
          <table:table-cell office:value-type="float" office:value="46.66" table:style-name="ce1">
            <text:p>46,66</text:p>
          </table:table-cell>
          <table:table-cell table:number-columns-repeated="16381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float" office:value="56.81" table:style-name="ce1">
            <text:p>56,81</text:p>
          </table:table-cell>
          <table:table-cell office:value-type="float" office:value="46.97" table:style-name="ce1">
            <text:p>46,97</text:p>
          </table:table-cell>
          <table:table-cell table:number-columns-repeated="16381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float" office:value="57.31" table:style-name="ce1">
            <text:p>57,31</text:p>
          </table:table-cell>
          <table:table-cell office:value-type="float" office:value="47.29" table:style-name="ce1">
            <text:p>47,29</text:p>
          </table:table-cell>
          <table:table-cell table:number-columns-repeated="16381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float" office:value="57.81" table:style-name="ce1">
            <text:p>57,81</text:p>
          </table:table-cell>
          <table:table-cell office:value-type="float" office:value="47.61" table:style-name="ce1">
            <text:p>47,61</text:p>
          </table:table-cell>
          <table:table-cell table:number-columns-repeated="16381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float" office:value="58.27" table:style-name="ce1">
            <text:p>58,27</text:p>
          </table:table-cell>
          <table:table-cell office:value-type="float" office:value="47.92" table:style-name="ce1">
            <text:p>47,92</text:p>
          </table:table-cell>
          <table:table-cell table:number-columns-repeated="16381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float" office:value="58.72" table:style-name="ce1">
            <text:p>58,72</text:p>
          </table:table-cell>
          <table:table-cell office:value-type="float" office:value="48.24" table:style-name="ce1">
            <text:p>48,24</text:p>
          </table:table-cell>
          <table:table-cell table:number-columns-repeated="16381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float" office:value="59.15" table:style-name="ce1">
            <text:p>59,15</text:p>
          </table:table-cell>
          <table:table-cell office:value-type="float" office:value="48.55" table:style-name="ce1">
            <text:p>48,55</text:p>
          </table:table-cell>
          <table:table-cell table:number-columns-repeated="16381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float" office:value="59.56" table:style-name="ce1">
            <text:p>59,56</text:p>
          </table:table-cell>
          <table:table-cell office:value-type="float" office:value="48.87" table:style-name="ce1">
            <text:p>48,87</text:p>
          </table:table-cell>
          <table:table-cell table:number-columns-repeated="16381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float" office:value="59.97" table:style-name="ce1">
            <text:p>59,97</text:p>
          </table:table-cell>
          <table:table-cell office:value-type="float" office:value="49.18" table:style-name="ce1">
            <text:p>49,18</text:p>
          </table:table-cell>
          <table:table-cell table:number-columns-repeated="16381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float" office:value="60.35" table:style-name="ce1">
            <text:p>60,35</text:p>
          </table:table-cell>
          <table:table-cell office:value-type="float" office:value="49.49" table:style-name="ce1">
            <text:p>49,49</text:p>
          </table:table-cell>
          <table:table-cell table:number-columns-repeated="16381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float" office:value="60.72" table:style-name="ce1">
            <text:p>60,72</text:p>
          </table:table-cell>
          <table:table-cell office:value-type="float" office:value="49.8" table:style-name="ce1">
            <text:p>49,8</text:p>
          </table:table-cell>
          <table:table-cell table:number-columns-repeated="16381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float" office:value="61.08" table:style-name="ce1">
            <text:p>61,08</text:p>
          </table:table-cell>
          <table:table-cell office:value-type="float" office:value="50.1" table:style-name="ce1">
            <text:p>50,1</text:p>
          </table:table-cell>
          <table:table-cell table:number-columns-repeated="16381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float" office:value="61.43" table:style-name="ce1">
            <text:p>61,43</text:p>
          </table:table-cell>
          <table:table-cell office:value-type="float" office:value="50.4" table:style-name="ce1">
            <text:p>50,4</text:p>
          </table:table-cell>
          <table:table-cell table:number-columns-repeated="16381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float" office:value="61.76" table:style-name="ce1">
            <text:p>61,76</text:p>
          </table:table-cell>
          <table:table-cell office:value-type="float" office:value="50.7" table:style-name="ce1">
            <text:p>50,7</text:p>
          </table:table-cell>
          <table:table-cell table:number-columns-repeated="16381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float" office:value="62.08" table:style-name="ce1">
            <text:p>62,0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float" office:value="62.4" table:style-name="ce1">
            <text:p>62,4</text:p>
          </table:table-cell>
          <table:table-cell office:value-type="float" office:value="51.29" table:style-name="ce1">
            <text:p>51,29</text:p>
          </table:table-cell>
          <table:table-cell table:number-columns-repeated="16381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float" office:value="62.7" table:style-name="ce1">
            <text:p>62,7</text:p>
          </table:table-cell>
          <table:table-cell office:value-type="float" office:value="51.58" table:style-name="ce1">
            <text:p>51,58</text:p>
          </table:table-cell>
          <table:table-cell table:number-columns-repeated="16381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float" office:value="63.01" table:style-name="ce1">
            <text:p>63,01</text:p>
          </table:table-cell>
          <table:table-cell office:value-type="float" office:value="51.87" table:style-name="ce1">
            <text:p>51,87</text:p>
          </table:table-cell>
          <table:table-cell table:number-columns-repeated="16381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float" office:value="63.29" table:style-name="ce1">
            <text:p>63,29</text:p>
          </table:table-cell>
          <table:table-cell office:value-type="float" office:value="52.15" table:style-name="ce1">
            <text:p>52,15</text:p>
          </table:table-cell>
          <table:table-cell table:number-columns-repeated="16381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float" office:value="63.58" table:style-name="ce1">
            <text:p>63,58</text:p>
          </table:table-cell>
          <table:table-cell office:value-type="float" office:value="52.43" table:style-name="ce1">
            <text:p>52,43</text:p>
          </table:table-cell>
          <table:table-cell table:number-columns-repeated="1638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float" office:value="63.85" table:style-name="ce1">
            <text:p>63,85</text:p>
          </table:table-cell>
          <table:table-cell office:value-type="float" office:value="52.71" table:style-name="ce1">
            <text:p>52,71</text:p>
          </table:table-cell>
          <table:table-cell table:number-columns-repeated="1638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float" office:value="64.12" table:style-name="ce1">
            <text:p>64,12</text:p>
          </table:table-cell>
          <table:table-cell office:value-type="float" office:value="52.98" table:style-name="ce1">
            <text:p>52,98</text:p>
          </table:table-cell>
          <table:table-cell table:number-columns-repeated="16381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float" office:value="64.38" table:style-name="ce1">
            <text:p>64,38</text:p>
          </table:table-cell>
          <table:table-cell office:value-type="float" office:value="53.25" table:style-name="ce1">
            <text:p>53,25</text:p>
          </table:table-cell>
          <table:table-cell table:number-columns-repeated="16381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float" office:value="64.64" table:style-name="ce1">
            <text:p>64,64</text:p>
          </table:table-cell>
          <table:table-cell office:value-type="float" office:value="53.52" table:style-name="ce1">
            <text:p>53,52</text:p>
          </table:table-cell>
          <table:table-cell table:number-columns-repeated="16381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float" office:value="64.89" table:style-name="ce1">
            <text:p>64,89</text:p>
          </table:table-cell>
          <table:table-cell office:value-type="float" office:value="53.78" table:style-name="ce1">
            <text:p>53,78</text:p>
          </table:table-cell>
          <table:table-cell table:number-columns-repeated="16381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float" office:value="65.14" table:style-name="ce1">
            <text:p>65,14</text:p>
          </table:table-cell>
          <table:table-cell office:value-type="float" office:value="54.05" table:style-name="ce1">
            <text:p>54,05</text:p>
          </table:table-cell>
          <table:table-cell table:number-columns-repeated="16381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float" office:value="65.38" table:style-name="ce1">
            <text:p>65,38</text:p>
          </table:table-cell>
          <table:table-cell office:value-type="float" office:value="54.3" table:style-name="ce1">
            <text:p>54,3</text:p>
          </table:table-cell>
          <table:table-cell table:number-columns-repeated="16381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float" office:value="65.61" table:style-name="ce1">
            <text:p>65,61</text:p>
          </table:table-cell>
          <table:table-cell office:value-type="float" office:value="54.56" table:style-name="ce1">
            <text:p>54,56</text:p>
          </table:table-cell>
          <table:table-cell table:number-columns-repeated="16381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float" office:value="65.84" table:style-name="ce1">
            <text:p>65,84</text:p>
          </table:table-cell>
          <table:table-cell office:value-type="float" office:value="54.82" table:style-name="ce1">
            <text:p>54,82</text:p>
          </table:table-cell>
          <table:table-cell table:number-columns-repeated="16381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float" office:value="66.06" table:style-name="ce1">
            <text:p>66,06</text:p>
          </table:table-cell>
          <table:table-cell office:value-type="float" office:value="55.07" table:style-name="ce1">
            <text:p>55,07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66.28" table:style-name="ce1">
            <text:p>66,28</text:p>
          </table:table-cell>
          <table:table-cell office:value-type="float" office:value="55.32" table:style-name="ce1">
            <text:p>55,32</text:p>
          </table:table-cell>
          <table:table-cell table:number-columns-repeated="16381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float" office:value="66.5" table:style-name="ce1">
            <text:p>66,5</text:p>
          </table:table-cell>
          <table:table-cell office:value-type="float" office:value="55.81" table:style-name="ce1">
            <text:p>55,81</text:p>
          </table:table-cell>
          <table:table-cell table:number-columns-repeated="16381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float" office:value="66.209999999999994" table:style-name="ce1">
            <text:p>66,21</text:p>
          </table:table-cell>
          <table:table-cell office:value-type="float" office:value="56.04" table:style-name="ce1">
            <text:p>56,04</text:p>
          </table:table-cell>
          <table:table-cell table:number-columns-repeated="16381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float" office:value="65.66" table:style-name="ce1">
            <text:p>65,66</text:p>
          </table:table-cell>
          <table:table-cell office:value-type="float" office:value="56.25" table:style-name="ce1">
            <text:p>56,25</text:p>
          </table:table-cell>
          <table:table-cell table:number-columns-repeated="16381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float" office:value="64.94" table:style-name="ce1">
            <text:p>64,94</text:p>
          </table:table-cell>
          <table:table-cell office:value-type="float" office:value="56.42" table:style-name="ce1">
            <text:p>56,42</text:p>
          </table:table-cell>
          <table:table-cell table:number-columns-repeated="16381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float" office:value="64.14" table:style-name="ce1">
            <text:p>64,14</text:p>
          </table:table-cell>
          <table:table-cell office:value-type="float" office:value="56.54" table:style-name="ce1">
            <text:p>56,54</text:p>
          </table:table-cell>
          <table:table-cell table:number-columns-repeated="16381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float" office:value="63.31" table:style-name="ce1">
            <text:p>63,31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float" office:value="62.47" table:style-name="ce1">
            <text:p>62,47</text:p>
          </table:table-cell>
          <table:table-cell office:value-type="float" office:value="56.61" table:style-name="ce1">
            <text:p>56,61</text:p>
          </table:table-cell>
          <table:table-cell table:number-columns-repeated="16381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float" office:value="61.65" table:style-name="ce1">
            <text:p>61,65</text:p>
          </table:table-cell>
          <table:table-cell office:value-type="float" office:value="56.58" table:style-name="ce1">
            <text:p>56,58</text:p>
          </table:table-cell>
          <table:table-cell table:number-columns-repeated="16381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float" office:value="60.87" table:style-name="ce1">
            <text:p>60,87</text:p>
          </table:table-cell>
          <table:table-cell office:value-type="float" office:value="56.51" table:style-name="ce1">
            <text:p>56,51</text:p>
          </table:table-cell>
          <table:table-cell table:number-columns-repeated="16381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float" office:value="60.11" table:style-name="ce1">
            <text:p>60,11</text:p>
          </table:table-cell>
          <table:table-cell office:value-type="float" office:value="56.4" table:style-name="ce1">
            <text:p>56,4</text:p>
          </table:table-cell>
          <table:table-cell table:number-columns-repeated="16381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float" office:value="59.39" table:style-name="ce1">
            <text:p>59,39</text:p>
          </table:table-cell>
          <table:table-cell office:value-type="float" office:value="56.28" table:style-name="ce1">
            <text:p>56,28</text:p>
          </table:table-cell>
          <table:table-cell table:number-columns-repeated="16381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float" office:value="58.7" table:style-name="ce1">
            <text:p>58,7</text:p>
          </table:table-cell>
          <table:table-cell office:value-type="float" office:value="56.12" table:style-name="ce1">
            <text:p>56,12</text:p>
          </table:table-cell>
          <table:table-cell table:number-columns-repeated="16381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float" office:value="58.05" table:style-name="ce1">
            <text:p>58,05</text:p>
          </table:table-cell>
          <table:table-cell office:value-type="float" office:value="55.95" table:style-name="ce1">
            <text:p>55,95</text:p>
          </table:table-cell>
          <table:table-cell table:number-columns-repeated="16381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float" office:value="57.44" table:style-name="ce1">
            <text:p>57,44</text:p>
          </table:table-cell>
          <table:table-cell office:value-type="float" office:value="55.77" table:style-name="ce1">
            <text:p>55,77</text:p>
          </table:table-cell>
          <table:table-cell table:number-columns-repeated="16381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float" office:value="56.87" table:style-name="ce1">
            <text:p>56,87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float" office:value="56.32" table:style-name="ce1">
            <text:p>56,32</text:p>
          </table:table-cell>
          <table:table-cell office:value-type="float" office:value="55.38" table:style-name="ce1">
            <text:p>55,38</text:p>
          </table:table-cell>
          <table:table-cell table:number-columns-repeated="16381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float" office:value="55.81" table:style-name="ce1">
            <text:p>55,81</text:p>
          </table:table-cell>
          <table:table-cell office:value-type="float" office:value="55.16" table:style-name="ce1">
            <text:p>55,16</text:p>
          </table:table-cell>
          <table:table-cell table:number-columns-repeated="16381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float" office:value="55.32" table:style-name="ce1">
            <text:p>55,32</text:p>
          </table:table-cell>
          <table:table-cell office:value-type="float" office:value="54.94" table:style-name="ce1">
            <text:p>54,94</text:p>
          </table:table-cell>
          <table:table-cell table:number-columns-repeated="16381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float" office:value="54.86" table:style-name="ce1">
            <text:p>54,86</text:p>
          </table:table-cell>
          <table:table-cell office:value-type="float" office:value="54.72" table:style-name="ce1">
            <text:p>54,72</text:p>
          </table:table-cell>
          <table:table-cell table:number-columns-repeated="16381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float" office:value="54.43" table:style-name="ce1">
            <text:p>54,43</text:p>
          </table:table-cell>
          <table:table-cell office:value-type="float" office:value="54.5" table:style-name="ce1">
            <text:p>54,5</text:p>
          </table:table-cell>
          <table:table-cell table:number-columns-repeated="16381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float" office:value="54.01" table:style-name="ce1">
            <text:p>54,01</text:p>
          </table:table-cell>
          <table:table-cell office:value-type="float" office:value="54.27" table:style-name="ce1">
            <text:p>54,27</text:p>
          </table:table-cell>
          <table:table-cell table:number-columns-repeated="16381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float" office:value="53.62" table:style-name="ce1">
            <text:p>53,62</text:p>
          </table:table-cell>
          <table:table-cell office:value-type="float" office:value="54.05" table:style-name="ce1">
            <text:p>54,05</text:p>
          </table:table-cell>
          <table:table-cell table:number-columns-repeated="16381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float" office:value="53.25" table:style-name="ce1">
            <text:p>53,25</text:p>
          </table:table-cell>
          <table:table-cell office:value-type="float" office:value="53.82" table:style-name="ce1">
            <text:p>53,82</text:p>
          </table:table-cell>
          <table:table-cell table:number-columns-repeated="16381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float" office:value="52.9" table:style-name="ce1">
            <text:p>52,9</text:p>
          </table:table-cell>
          <table:table-cell office:value-type="float" office:value="53.6" table:style-name="ce1">
            <text:p>53,6</text:p>
          </table:table-cell>
          <table:table-cell table:number-columns-repeated="16381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float" office:value="52.57" table:style-name="ce1">
            <text:p>52,57</text:p>
          </table:table-cell>
          <table:table-cell office:value-type="float" office:value="53.38" table:style-name="ce1">
            <text:p>53,38</text:p>
          </table:table-cell>
          <table:table-cell table:number-columns-repeated="16381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float" office:value="52.25" table:style-name="ce1">
            <text:p>52,25</text:p>
          </table:table-cell>
          <table:table-cell office:value-type="float" office:value="53.15" table:style-name="ce1">
            <text:p>53,15</text:p>
          </table:table-cell>
          <table:table-cell table:number-columns-repeated="16381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float" office:value="51.95" table:style-name="ce1">
            <text:p>51,95</text:p>
          </table:table-cell>
          <table:table-cell office:value-type="float" office:value="52.93" table:style-name="ce1">
            <text:p>52,93</text:p>
          </table:table-cell>
          <table:table-cell table:number-columns-repeated="16381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float" office:value="51.67" table:style-name="ce1">
            <text:p>51,67</text:p>
          </table:table-cell>
          <table:table-cell office:value-type="float" office:value="52.72" table:style-name="ce1">
            <text:p>52,72</text:p>
          </table:table-cell>
          <table:table-cell table:number-columns-repeated="16381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float" office:value="51.4" table:style-name="ce1">
            <text:p>51,4</text:p>
          </table:table-cell>
          <table:table-cell office:value-type="float" office:value="52.5" table:style-name="ce1">
            <text:p>52,5</text:p>
          </table:table-cell>
          <table:table-cell table:number-columns-repeated="16381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float" office:value="51.14" table:style-name="ce1">
            <text:p>51,14</text:p>
          </table:table-cell>
          <table:table-cell office:value-type="float" office:value="52.28" table:style-name="ce1">
            <text:p>52,28</text:p>
          </table:table-cell>
          <table:table-cell table:number-columns-repeated="16381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float" office:value="50.9" table:style-name="ce1">
            <text:p>50,9</text:p>
          </table:table-cell>
          <table:table-cell office:value-type="float" office:value="52.08" table:style-name="ce1">
            <text:p>52,08</text:p>
          </table:table-cell>
          <table:table-cell table:number-columns-repeated="16381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float" office:value="50.66" table:style-name="ce1">
            <text:p>50,66</text:p>
          </table:table-cell>
          <table:table-cell office:value-type="float" office:value="51.87" table:style-name="ce1">
            <text:p>51,87</text:p>
          </table:table-cell>
          <table:table-cell table:number-columns-repeated="16381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float" office:value="50.44" table:style-name="ce1">
            <text:p>50,44</text:p>
          </table:table-cell>
          <table:table-cell office:value-type="float" office:value="51.67" table:style-name="ce1">
            <text:p>51,67</text:p>
          </table:table-cell>
          <table:table-cell table:number-columns-repeated="16381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float" office:value="50.23" table:style-name="ce1">
            <text:p>50,23</text:p>
          </table:table-cell>
          <table:table-cell office:value-type="float" office:value="51.47" table:style-name="ce1">
            <text:p>51,47</text:p>
          </table:table-cell>
          <table:table-cell table:number-columns-repeated="16381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float" office:value="50.03" table:style-name="ce1">
            <text:p>50,03</text:p>
          </table:table-cell>
          <table:table-cell office:value-type="float" office:value="51.26" table:style-name="ce1">
            <text:p>51,26</text:p>
          </table:table-cell>
          <table:table-cell table:number-columns-repeated="16381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float" office:value="49.84" table:style-name="ce1">
            <text:p>49,84</text:p>
          </table:table-cell>
          <table:table-cell office:value-type="float" office:value="51.07" table:style-name="ce1">
            <text:p>51,07</text:p>
          </table:table-cell>
          <table:table-cell table:number-columns-repeated="16381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float" office:value="49.66" table:style-name="ce1">
            <text:p>49,66</text:p>
          </table:table-cell>
          <table:table-cell office:value-type="float" office:value="50.88" table:style-name="ce1">
            <text:p>50,88</text:p>
          </table:table-cell>
          <table:table-cell table:number-columns-repeated="16381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float" office:value="49.48" table:style-name="ce1">
            <text:p>49,48</text:p>
          </table:table-cell>
          <table:table-cell office:value-type="float" office:value="50.69" table:style-name="ce1">
            <text:p>50,69</text:p>
          </table:table-cell>
          <table:table-cell table:number-columns-repeated="16381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float" office:value="49.32" table:style-name="ce1">
            <text:p>49,32</text:p>
          </table:table-cell>
          <table:table-cell office:value-type="float" office:value="50.5" table:style-name="ce1">
            <text:p>50,5</text:p>
          </table:table-cell>
          <table:table-cell table:number-columns-repeated="16381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float" office:value="49.15" table:style-name="ce1">
            <text:p>49,15</text:p>
          </table:table-cell>
          <table:table-cell office:value-type="float" office:value="50.32" table:style-name="ce1">
            <text:p>50,32</text:p>
          </table:table-cell>
          <table:table-cell table:number-columns-repeated="16381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float" office:value="49" table:style-name="ce1">
            <text:p>49</text:p>
          </table:table-cell>
          <table:table-cell office:value-type="float" office:value="50.14" table:style-name="ce1">
            <text:p>50,14</text:p>
          </table:table-cell>
          <table:table-cell table:number-columns-repeated="16381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float" office:value="48.85" table:style-name="ce1">
            <text:p>48,85</text:p>
          </table:table-cell>
          <table:table-cell office:value-type="float" office:value="49.97" table:style-name="ce1">
            <text:p>49,97</text:p>
          </table:table-cell>
          <table:table-cell table:number-columns-repeated="16381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float" office:value="48.71" table:style-name="ce1">
            <text:p>48,71</text:p>
          </table:table-cell>
          <table:table-cell office:value-type="float" office:value="49.8" table:style-name="ce1">
            <text:p>49,8</text:p>
          </table:table-cell>
          <table:table-cell table:number-columns-repeated="16381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float" office:value="48.57" table:style-name="ce1">
            <text:p>48,57</text:p>
          </table:table-cell>
          <table:table-cell office:value-type="float" office:value="49.63" table:style-name="ce1">
            <text:p>49,63</text:p>
          </table:table-cell>
          <table:table-cell table:number-columns-repeated="16381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float" office:value="48.45" table:style-name="ce1">
            <text:p>48,45</text:p>
          </table:table-cell>
          <table:table-cell office:value-type="float" office:value="49.46" table:style-name="ce1">
            <text:p>49,46</text:p>
          </table:table-cell>
          <table:table-cell table:number-columns-repeated="16381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float" office:value="48.32" table:style-name="ce1">
            <text:p>48,32</text:p>
          </table:table-cell>
          <table:table-cell office:value-type="float" office:value="49.3" table:style-name="ce1">
            <text:p>49,3</text:p>
          </table:table-cell>
          <table:table-cell table:number-columns-repeated="16381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float" office:value="48.2" table:style-name="ce1">
            <text:p>48,2</text:p>
          </table:table-cell>
          <table:table-cell office:value-type="float" office:value="49.15" table:style-name="ce1">
            <text:p>49,15</text:p>
          </table:table-cell>
          <table:table-cell table:number-columns-repeated="16381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float" office:value="48.09" table:style-name="ce1">
            <text:p>48,09</text:p>
          </table:table-cell>
          <table:table-cell office:value-type="float" office:value="48.99" table:style-name="ce1">
            <text:p>48,99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47.98" table:style-name="ce1">
            <text:p>47,98</text:p>
          </table:table-cell>
          <table:table-cell office:value-type="float" office:value="48.84" table:style-name="ce1">
            <text:p>48,84</text:p>
          </table:table-cell>
          <table:table-cell table:number-columns-repeated="16381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float" office:value="47.89" table:style-name="ce1">
            <text:p>47,89</text:p>
          </table:table-cell>
          <table:table-cell office:value-type="float" office:value="48.69" table:style-name="ce1">
            <text:p>48,69</text:p>
          </table:table-cell>
          <table:table-cell table:number-columns-repeated="16381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float" office:value="47.99" table:style-name="ce1">
            <text:p>47,99</text:p>
          </table:table-cell>
          <table:table-cell office:value-type="float" office:value="48.54" table:style-name="ce1">
            <text:p>48,54</text:p>
          </table:table-cell>
          <table:table-cell table:number-columns-repeated="16381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float" office:value="48.4" table:style-name="ce1">
            <text:p>48,4</text:p>
          </table:table-cell>
          <table:table-cell office:value-type="float" office:value="48.41" table:style-name="ce1">
            <text:p>48,41</text:p>
          </table:table-cell>
          <table:table-cell table:number-columns-repeated="16381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49.03" table:style-name="ce1">
            <text:p>49,03</text:p>
          </table:table-cell>
          <table:table-cell office:value-type="float" office:value="48.3" table:style-name="ce1">
            <text:p>48,3</text:p>
          </table:table-cell>
          <table:table-cell table:number-columns-repeated="16381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float" office:value="49.81" table:style-name="ce1">
            <text:p>49,81</text:p>
          </table:table-cell>
          <table:table-cell office:value-type="float" office:value="48.23" table:style-name="ce1">
            <text:p>48,23</text:p>
          </table:table-cell>
          <table:table-cell table:number-columns-repeated="16381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float" office:value="50.68" table:style-name="ce1">
            <text:p>50,68</text:p>
          </table:table-cell>
          <table:table-cell office:value-type="float" office:value="48.2" table:style-name="ce1">
            <text:p>48,2</text:p>
          </table:table-cell>
          <table:table-cell table:number-columns-repeated="16381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float" office:value="51.57" table:style-name="ce1">
            <text:p>51,57</text:p>
          </table:table-cell>
          <table:table-cell office:value-type="float" office:value="48.22" table:style-name="ce1">
            <text:p>48,22</text:p>
          </table:table-cell>
          <table:table-cell table:number-columns-repeated="16381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float" office:value="52.47" table:style-name="ce1">
            <text:p>52,47</text:p>
          </table:table-cell>
          <table:table-cell office:value-type="float" office:value="48.3" table:style-name="ce1">
            <text:p>48,3</text:p>
          </table:table-cell>
          <table:table-cell table:number-columns-repeated="16381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float" office:value="53.35" table:style-name="ce1">
            <text:p>53,35</text:p>
          </table:table-cell>
          <table:table-cell office:value-type="float" office:value="48.41" table:style-name="ce1">
            <text:p>48,41</text:p>
          </table:table-cell>
          <table:table-cell table:number-columns-repeated="16381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float" office:value="54.22" table:style-name="ce1">
            <text:p>54,22</text:p>
          </table:table-cell>
          <table:table-cell office:value-type="float" office:value="48.56" table:style-name="ce1">
            <text:p>48,56</text:p>
          </table:table-cell>
          <table:table-cell table:number-columns-repeated="16381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float" office:value="55.05" table:style-name="ce1">
            <text:p>55,05</text:p>
          </table:table-cell>
          <table:table-cell office:value-type="float" office:value="48.75" table:style-name="ce1">
            <text:p>48,75</text:p>
          </table:table-cell>
          <table:table-cell table:number-columns-repeated="16381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float" office:value="55.85" table:style-name="ce1">
            <text:p>55,85</text:p>
          </table:table-cell>
          <table:table-cell office:value-type="float" office:value="48.96" table:style-name="ce1">
            <text:p>48,96</text:p>
          </table:table-cell>
          <table:table-cell table:number-columns-repeated="16381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float" office:value="56.61" table:style-name="ce1">
            <text:p>56,61</text:p>
          </table:table-cell>
          <table:table-cell office:value-type="float" office:value="49.19" table:style-name="ce1">
            <text:p>49,19</text:p>
          </table:table-cell>
          <table:table-cell table:number-columns-repeated="16381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float" office:value="57.34" table:style-name="ce1">
            <text:p>57,34</text:p>
          </table:table-cell>
          <table:table-cell office:value-type="float" office:value="49.45" table:style-name="ce1">
            <text:p>49,45</text:p>
          </table:table-cell>
          <table:table-cell table:number-columns-repeated="16381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float" office:value="58.04" table:style-name="ce1">
            <text:p>58,04</text:p>
          </table:table-cell>
          <table:table-cell office:value-type="float" office:value="49.71" table:style-name="ce1">
            <text:p>49,71</text:p>
          </table:table-cell>
          <table:table-cell table:number-columns-repeated="16381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float" office:value="58.7" table:style-name="ce1">
            <text:p>58,7</text:p>
          </table:table-cell>
          <table:table-cell office:value-type="float" office:value="49.99" table:style-name="ce1">
            <text:p>49,99</text:p>
          </table:table-cell>
          <table:table-cell table:number-columns-repeated="16381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float" office:value="59.34" table:style-name="ce1">
            <text:p>59,34</text:p>
          </table:table-cell>
          <table:table-cell office:value-type="float" office:value="50.28" table:style-name="ce1">
            <text:p>50,28</text:p>
          </table:table-cell>
          <table:table-cell table:number-columns-repeated="16381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float" office:value="59.95" table:style-name="ce1">
            <text:p>59,95</text:p>
          </table:table-cell>
          <table:table-cell office:value-type="float" office:value="50.58" table:style-name="ce1">
            <text:p>50,58</text:p>
          </table:table-cell>
          <table:table-cell table:number-columns-repeated="16381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float" office:value="60.53" table:style-name="ce1">
            <text:p>60,53</text:p>
          </table:table-cell>
          <table:table-cell office:value-type="float" office:value="50.88" table:style-name="ce1">
            <text:p>50,88</text:p>
          </table:table-cell>
          <table:table-cell table:number-columns-repeated="16381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float" office:value="61.08" table:style-name="ce1">
            <text:p>61,08</text:p>
          </table:table-cell>
          <table:table-cell office:value-type="float" office:value="51.19" table:style-name="ce1">
            <text:p>51,19</text:p>
          </table:table-cell>
          <table:table-cell table:number-columns-repeated="16381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float" office:value="61.61" table:style-name="ce1">
            <text:p>61,61</text:p>
          </table:table-cell>
          <table:table-cell office:value-type="float" office:value="51.49" table:style-name="ce1">
            <text:p>51,49</text:p>
          </table:table-cell>
          <table:table-cell table:number-columns-repeated="16381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float" office:value="62.11" table:style-name="ce1">
            <text:p>62,11</text:p>
          </table:table-cell>
          <table:table-cell office:value-type="float" office:value="51.8" table:style-name="ce1">
            <text:p>51,8</text:p>
          </table:table-cell>
          <table:table-cell table:number-columns-repeated="16381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float" office:value="62.6" table:style-name="ce1">
            <text:p>62,6</text:p>
          </table:table-cell>
          <table:table-cell office:value-type="float" office:value="52.11" table:style-name="ce1">
            <text:p>52,11</text:p>
          </table:table-cell>
          <table:table-cell table:number-columns-repeated="16381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float" office:value="63.06" table:style-name="ce1">
            <text:p>63,06</text:p>
          </table:table-cell>
          <table:table-cell office:value-type="float" office:value="52.43" table:style-name="ce1">
            <text:p>52,43</text:p>
          </table:table-cell>
          <table:table-cell table:number-columns-repeated="16381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float" office:value="63.5" table:style-name="ce1">
            <text:p>63,5</text:p>
          </table:table-cell>
          <table:table-cell office:value-type="float" office:value="52.74" table:style-name="ce1">
            <text:p>52,74</text:p>
          </table:table-cell>
          <table:table-cell table:number-columns-repeated="16381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float" office:value="63.93" table:style-name="ce1">
            <text:p>63,93</text:p>
          </table:table-cell>
          <table:table-cell office:value-type="float" office:value="53.05" table:style-name="ce1">
            <text:p>53,05</text:p>
          </table:table-cell>
          <table:table-cell table:number-columns-repeated="16381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float" office:value="64.33" table:style-name="ce1">
            <text:p>64,33</text:p>
          </table:table-cell>
          <table:table-cell office:value-type="float" office:value="53.35" table:style-name="ce1">
            <text:p>53,35</text:p>
          </table:table-cell>
          <table:table-cell table:number-columns-repeated="16381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float" office:value="64.73" table:style-name="ce1">
            <text:p>64,73</text:p>
          </table:table-cell>
          <table:table-cell office:value-type="float" office:value="53.66" table:style-name="ce1">
            <text:p>53,66</text:p>
          </table:table-cell>
          <table:table-cell table:number-columns-repeated="16381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float" office:value="65.099999999999994" table:style-name="ce1">
            <text:p>65,1</text:p>
          </table:table-cell>
          <table:table-cell office:value-type="float" office:value="53.96" table:style-name="ce1">
            <text:p>53,96</text:p>
          </table:table-cell>
          <table:table-cell table:number-columns-repeated="16381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float" office:value="65.47" table:style-name="ce1">
            <text:p>65,47</text:p>
          </table:table-cell>
          <table:table-cell office:value-type="float" office:value="54.27" table:style-name="ce1">
            <text:p>54,27</text:p>
          </table:table-cell>
          <table:table-cell table:number-columns-repeated="16381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float" office:value="65.819999999999993" table:style-name="ce1">
            <text:p>65,82</text:p>
          </table:table-cell>
          <table:table-cell office:value-type="float" office:value="54.57" table:style-name="ce1">
            <text:p>54,57</text:p>
          </table:table-cell>
          <table:table-cell table:number-columns-repeated="16381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float" office:value="66.16" table:style-name="ce1">
            <text:p>66,16</text:p>
          </table:table-cell>
          <table:table-cell office:value-type="float" office:value="54.87" table:style-name="ce1">
            <text:p>54,87</text:p>
          </table:table-cell>
          <table:table-cell table:number-columns-repeated="16381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55.16" table:style-name="ce1">
            <text:p>55,16</text:p>
          </table:table-cell>
          <table:table-cell table:number-columns-repeated="1638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float" office:value="66.81" table:style-name="ce1">
            <text:p>66,81</text:p>
          </table:table-cell>
          <table:table-cell office:value-type="float" office:value="55.45" table:style-name="ce1">
            <text:p>55,45</text:p>
          </table:table-cell>
          <table:table-cell table:number-columns-repeated="16381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float" office:value="67.12" table:style-name="ce1">
            <text:p>67,12</text:p>
          </table:table-cell>
          <table:table-cell office:value-type="float" office:value="55.74" table:style-name="ce1">
            <text:p>55,74</text:p>
          </table:table-cell>
          <table:table-cell table:number-columns-repeated="16381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float" office:value="67.42" table:style-name="ce1">
            <text:p>67,42</text:p>
          </table:table-cell>
          <table:table-cell office:value-type="float" office:value="56.03" table:style-name="ce1">
            <text:p>56,03</text:p>
          </table:table-cell>
          <table:table-cell table:number-columns-repeated="16381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float" office:value="67.709999999999994" table:style-name="ce1">
            <text:p>67,71</text:p>
          </table:table-cell>
          <table:table-cell office:value-type="float" office:value="56.31" table:style-name="ce1">
            <text:p>56,31</text:p>
          </table:table-cell>
          <table:table-cell table:number-columns-repeated="16381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float" office:value="67.989999999999995" table:style-name="ce1">
            <text:p>67,99</text:p>
          </table:table-cell>
          <table:table-cell office:value-type="float" office:value="56.59" table:style-name="ce1">
            <text:p>56,59</text:p>
          </table:table-cell>
          <table:table-cell table:number-columns-repeated="16381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float" office:value="68.260000000000005" table:style-name="ce1">
            <text:p>68,26</text:p>
          </table:table-cell>
          <table:table-cell office:value-type="float" office:value="56.86" table:style-name="ce1">
            <text:p>56,86</text:p>
          </table:table-cell>
          <table:table-cell table:number-columns-repeated="16381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float" office:value="68.53" table:style-name="ce1">
            <text:p>68,53</text:p>
          </table:table-cell>
          <table:table-cell office:value-type="float" office:value="57.13" table:style-name="ce1">
            <text:p>57,13</text:p>
          </table:table-cell>
          <table:table-cell table:number-columns-repeated="16381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float" office:value="68.8" table:style-name="ce1">
            <text:p>68,8</text:p>
          </table:table-cell>
          <table:table-cell office:value-type="float" office:value="57.4" table:style-name="ce1">
            <text:p>57,4</text:p>
          </table:table-cell>
          <table:table-cell table:number-columns-repeated="16381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float" office:value="69.05" table:style-name="ce1">
            <text:p>69,05</text:p>
          </table:table-cell>
          <table:table-cell office:value-type="float" office:value="57.67" table:style-name="ce1">
            <text:p>57,67</text:p>
          </table:table-cell>
          <table:table-cell table:number-columns-repeated="16381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float" office:value="69.31" table:style-name="ce1">
            <text:p>69,31</text:p>
          </table:table-cell>
          <table:table-cell office:value-type="float" office:value="57.93" table:style-name="ce1">
            <text:p>57,93</text:p>
          </table:table-cell>
          <table:table-cell table:number-columns-repeated="16381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float" office:value="69.55" table:style-name="ce1">
            <text:p>69,55</text:p>
          </table:table-cell>
          <table:table-cell office:value-type="float" office:value="58.19" table:style-name="ce1">
            <text:p>58,19</text:p>
          </table:table-cell>
          <table:table-cell table:number-columns-repeated="16381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float" office:value="69.78" table:style-name="ce1">
            <text:p>69,78</text:p>
          </table:table-cell>
          <table:table-cell office:value-type="float" office:value="58.44" table:style-name="ce1">
            <text:p>58,44</text:p>
          </table:table-cell>
          <table:table-cell table:number-columns-repeated="16381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float" office:value="70.02" table:style-name="ce1">
            <text:p>70,02</text:p>
          </table:table-cell>
          <table:table-cell office:value-type="float" office:value="58.7" table:style-name="ce1">
            <text:p>58,7</text:p>
          </table:table-cell>
          <table:table-cell table:number-columns-repeated="16381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float" office:value="70.25" table:style-name="ce1">
            <text:p>70,25</text:p>
          </table:table-cell>
          <table:table-cell office:value-type="float" office:value="58.94" table:style-name="ce1">
            <text:p>58,94</text:p>
          </table:table-cell>
          <table:table-cell table:number-columns-repeated="16381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float" office:value="70.47" table:style-name="ce1">
            <text:p>70,47</text:p>
          </table:table-cell>
          <table:table-cell office:value-type="float" office:value="59.19" table:style-name="ce1">
            <text:p>59,19</text:p>
          </table:table-cell>
          <table:table-cell table:number-columns-repeated="16381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float" office:value="70.680000000000007" table:style-name="ce1">
            <text:p>70,68</text:p>
          </table:table-cell>
          <table:table-cell office:value-type="float" office:value="59.43" table:style-name="ce1">
            <text:p>59,43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59.67" table:style-name="ce1">
            <text:p>59,67</text:p>
          </table:table-cell>
          <table:table-cell table:number-columns-repeated="16381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float" office:value="71.09" table:style-name="ce1">
            <text:p>71,09</text:p>
          </table:table-cell>
          <table:table-cell office:value-type="float" office:value="59.9" table:style-name="ce1">
            <text:p>59,9</text:p>
          </table:table-cell>
          <table:table-cell table:number-columns-repeated="16381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float" office:value="71.06" table:style-name="ce1">
            <text:p>71,06</text:p>
          </table:table-cell>
          <table:table-cell office:value-type="float" office:value="60.14" table:style-name="ce1">
            <text:p>60,14</text:p>
          </table:table-cell>
          <table:table-cell table:number-columns-repeated="16381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float" office:value="70.72" table:style-name="ce1">
            <text:p>70,72</text:p>
          </table:table-cell>
          <table:table-cell office:value-type="float" office:value="60.36" table:style-name="ce1">
            <text:p>60,36</text:p>
          </table:table-cell>
          <table:table-cell table:number-columns-repeated="16381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float" office:value="70.13" table:style-name="ce1">
            <text:p>70,13</text:p>
          </table:table-cell>
          <table:table-cell office:value-type="float" office:value="60.56" table:style-name="ce1">
            <text:p>60,56</text:p>
          </table:table-cell>
          <table:table-cell table:number-columns-repeated="16381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float" office:value="69.38" table:style-name="ce1">
            <text:p>69,38</text:p>
          </table:table-cell>
          <table:table-cell office:value-type="float" office:value="60.72" table:style-name="ce1">
            <text:p>60,72</text:p>
          </table:table-cell>
          <table:table-cell table:number-columns-repeated="16381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float" office:value="68.55" table:style-name="ce1">
            <text:p>68,55</text:p>
          </table:table-cell>
          <table:table-cell office:value-type="float" office:value="60.83" table:style-name="ce1">
            <text:p>60,83</text:p>
          </table:table-cell>
          <table:table-cell table:number-columns-repeated="16381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float" office:value="67.69" table:style-name="ce1">
            <text:p>67,69</text:p>
          </table:table-cell>
          <table:table-cell office:value-type="float" office:value="60.87" table:style-name="ce1">
            <text:p>60,87</text:p>
          </table:table-cell>
          <table:table-cell table:number-columns-repeated="16381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float" office:value="66.84" table:style-name="ce1">
            <text:p>66,84</text:p>
          </table:table-cell>
          <table:table-cell office:value-type="float" office:value="60.87" table:style-name="ce1">
            <text:p>60,87</text:p>
          </table:table-cell>
          <table:table-cell table:number-columns-repeated="16381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float" office:value="66" table:style-name="ce1">
            <text:p>66</text:p>
          </table:table-cell>
          <table:table-cell office:value-type="float" office:value="60.83" table:style-name="ce1">
            <text:p>60,83</text:p>
          </table:table-cell>
          <table:table-cell table:number-columns-repeated="16381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float" office:value="65.19" table:style-name="ce1">
            <text:p>65,19</text:p>
          </table:table-cell>
          <table:table-cell office:value-type="float" office:value="60.74" table:style-name="ce1">
            <text:p>60,74</text:p>
          </table:table-cell>
          <table:table-cell table:number-columns-repeated="16381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float" office:value="64.42" table:style-name="ce1">
            <text:p>64,42</text:p>
          </table:table-cell>
          <table:table-cell office:value-type="float" office:value="60.63" table:style-name="ce1">
            <text:p>60,63</text:p>
          </table:table-cell>
          <table:table-cell table:number-columns-repeated="16381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float" office:value="63.68" table:style-name="ce1">
            <text:p>63,68</text:p>
          </table:table-cell>
          <table:table-cell office:value-type="float" office:value="60.48" table:style-name="ce1">
            <text:p>60,48</text:p>
          </table:table-cell>
          <table:table-cell table:number-columns-repeated="16381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float" office:value="62.99" table:style-name="ce1">
            <text:p>62,99</text:p>
          </table:table-cell>
          <table:table-cell office:value-type="float" office:value="60.32" table:style-name="ce1">
            <text:p>60,32</text:p>
          </table:table-cell>
          <table:table-cell table:number-columns-repeated="16381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float" office:value="62.33" table:style-name="ce1">
            <text:p>62,33</text:p>
          </table:table-cell>
          <table:table-cell office:value-type="float" office:value="60.13" table:style-name="ce1">
            <text:p>60,13</text:p>
          </table:table-cell>
          <table:table-cell table:number-columns-repeated="16381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float" office:value="61.7" table:style-name="ce1">
            <text:p>61,7</text:p>
          </table:table-cell>
          <table:table-cell office:value-type="float" office:value="59.93" table:style-name="ce1">
            <text:p>59,93</text:p>
          </table:table-cell>
          <table:table-cell table:number-columns-repeated="16381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float" office:value="61.1" table:style-name="ce1">
            <text:p>61,1</text:p>
          </table:table-cell>
          <table:table-cell office:value-type="float" office:value="59.72" table:style-name="ce1">
            <text:p>59,72</text:p>
          </table:table-cell>
          <table:table-cell table:number-columns-repeated="16381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float" office:value="60.54" table:style-name="ce1">
            <text:p>60,54</text:p>
          </table:table-cell>
          <table:table-cell office:value-type="float" office:value="59.5" table:style-name="ce1">
            <text:p>59,5</text:p>
          </table:table-cell>
          <table:table-cell table:number-columns-repeated="16381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float" office:value="60.01" table:style-name="ce1">
            <text:p>60,01</text:p>
          </table:table-cell>
          <table:table-cell office:value-type="float" office:value="59.28" table:style-name="ce1">
            <text:p>59,28</text:p>
          </table:table-cell>
          <table:table-cell table:number-columns-repeated="16381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float" office:value="59.51" table:style-name="ce1">
            <text:p>59,51</text:p>
          </table:table-cell>
          <table:table-cell office:value-type="float" office:value="59.05" table:style-name="ce1">
            <text:p>59,05</text:p>
          </table:table-cell>
          <table:table-cell table:number-columns-repeated="16381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float" office:value="59.03" table:style-name="ce1">
            <text:p>59,03</text:p>
          </table:table-cell>
          <table:table-cell office:value-type="float" office:value="58.81" table:style-name="ce1">
            <text:p>58,81</text:p>
          </table:table-cell>
          <table:table-cell table:number-columns-repeated="16381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float" office:value="58.58" table:style-name="ce1">
            <text:p>58,58</text:p>
          </table:table-cell>
          <table:table-cell office:value-type="float" office:value="58.57" table:style-name="ce1">
            <text:p>58,57</text:p>
          </table:table-cell>
          <table:table-cell table:number-columns-repeated="16381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float" office:value="58.16" table:style-name="ce1">
            <text:p>58,16</text:p>
          </table:table-cell>
          <table:table-cell office:value-type="float" office:value="58.34" table:style-name="ce1">
            <text:p>58,34</text:p>
          </table:table-cell>
          <table:table-cell table:number-columns-repeated="16381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float" office:value="57.76" table:style-name="ce1">
            <text:p>57,76</text:p>
          </table:table-cell>
          <table:table-cell office:value-type="float" office:value="58.1" table:style-name="ce1">
            <text:p>58,1</text:p>
          </table:table-cell>
          <table:table-cell table:number-columns-repeated="16381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float" office:value="57.38" table:style-name="ce1">
            <text:p>57,38</text:p>
          </table:table-cell>
          <table:table-cell office:value-type="float" office:value="57.86" table:style-name="ce1">
            <text:p>57,86</text:p>
          </table:table-cell>
          <table:table-cell table:number-columns-repeated="16381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float" office:value="57.01" table:style-name="ce1">
            <text:p>57,01</text:p>
          </table:table-cell>
          <table:table-cell office:value-type="float" office:value="57.62" table:style-name="ce1">
            <text:p>57,62</text:p>
          </table:table-cell>
          <table:table-cell table:number-columns-repeated="16381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float" office:value="56.67" table:style-name="ce1">
            <text:p>56,67</text:p>
          </table:table-cell>
          <table:table-cell office:value-type="float" office:value="57.39" table:style-name="ce1">
            <text:p>57,39</text:p>
          </table:table-cell>
          <table:table-cell table:number-columns-repeated="1638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float" office:value="56.34" table:style-name="ce1">
            <text:p>56,34</text:p>
          </table:table-cell>
          <table:table-cell office:value-type="float" office:value="57.16" table:style-name="ce1">
            <text:p>57,16</text:p>
          </table:table-cell>
          <table:table-cell table:number-columns-repeated="16381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float" office:value="56.03" table:style-name="ce1">
            <text:p>56,03</text:p>
          </table:table-cell>
          <table:table-cell office:value-type="float" office:value="56.92" table:style-name="ce1">
            <text:p>56,92</text:p>
          </table:table-cell>
          <table:table-cell table:number-columns-repeated="16381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float" office:value="55.73" table:style-name="ce1">
            <text:p>55,73</text:p>
          </table:table-cell>
          <table:table-cell office:value-type="float" office:value="56.69" table:style-name="ce1">
            <text:p>56,69</text:p>
          </table:table-cell>
          <table:table-cell table:number-columns-repeated="16381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float" office:value="55.45" table:style-name="ce1">
            <text:p>55,45</text:p>
          </table:table-cell>
          <table:table-cell office:value-type="float" office:value="56.47" table:style-name="ce1">
            <text:p>56,47</text:p>
          </table:table-cell>
          <table:table-cell table:number-columns-repeated="16381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float" office:value="55.19" table:style-name="ce1">
            <text:p>55,19</text:p>
          </table:table-cell>
          <table:table-cell office:value-type="float" office:value="56.24" table:style-name="ce1">
            <text:p>56,24</text:p>
          </table:table-cell>
          <table:table-cell table:number-columns-repeated="16381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float" office:value="54.93" table:style-name="ce1">
            <text:p>54,93</text:p>
          </table:table-cell>
          <table:table-cell office:value-type="float" office:value="56.02" table:style-name="ce1">
            <text:p>56,02</text:p>
          </table:table-cell>
          <table:table-cell table:number-columns-repeated="16381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float" office:value="54.68" table:style-name="ce1">
            <text:p>54,68</text:p>
          </table:table-cell>
          <table:table-cell office:value-type="float" office:value="55.8" table:style-name="ce1">
            <text:p>55,8</text:p>
          </table:table-cell>
          <table:table-cell table:number-columns-repeated="16381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float" office:value="54.45" table:style-name="ce1">
            <text:p>54,45</text:p>
          </table:table-cell>
          <table:table-cell office:value-type="float" office:value="55.58" table:style-name="ce1">
            <text:p>55,58</text:p>
          </table:table-cell>
          <table:table-cell table:number-columns-repeated="16381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float" office:value="54.23" table:style-name="ce1">
            <text:p>54,23</text:p>
          </table:table-cell>
          <table:table-cell office:value-type="float" office:value="55.37" table:style-name="ce1">
            <text:p>55,37</text:p>
          </table:table-cell>
          <table:table-cell table:number-columns-repeated="16381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float" office:value="54.01" table:style-name="ce1">
            <text:p>54,01</text:p>
          </table:table-cell>
          <table:table-cell office:value-type="float" office:value="55.16" table:style-name="ce1">
            <text:p>55,16</text:p>
          </table:table-cell>
          <table:table-cell table:number-columns-repeated="16381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float" office:value="53.81" table:style-name="ce1">
            <text:p>53,81</text:p>
          </table:table-cell>
          <table:table-cell office:value-type="float" office:value="54.95" table:style-name="ce1">
            <text:p>54,95</text:p>
          </table:table-cell>
          <table:table-cell table:number-columns-repeated="16381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float" office:value="53.61" table:style-name="ce1">
            <text:p>53,61</text:p>
          </table:table-cell>
          <table:table-cell office:value-type="float" office:value="54.75" table:style-name="ce1">
            <text:p>54,75</text:p>
          </table:table-cell>
          <table:table-cell table:number-columns-repeated="16381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float" office:value="53.43" table:style-name="ce1">
            <text:p>53,43</text:p>
          </table:table-cell>
          <table:table-cell office:value-type="float" office:value="54.55" table:style-name="ce1">
            <text:p>54,55</text:p>
          </table:table-cell>
          <table:table-cell table:number-columns-repeated="16381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float" office:value="53.25" table:style-name="ce1">
            <text:p>53,25</text:p>
          </table:table-cell>
          <table:table-cell office:value-type="float" office:value="54.35" table:style-name="ce1">
            <text:p>54,35</text:p>
          </table:table-cell>
          <table:table-cell table:number-columns-repeated="16381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float" office:value="53.08" table:style-name="ce1">
            <text:p>53,08</text:p>
          </table:table-cell>
          <table:table-cell office:value-type="float" office:value="54.16" table:style-name="ce1">
            <text:p>54,16</text:p>
          </table:table-cell>
          <table:table-cell table:number-columns-repeated="16381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float" office:value="52.91" table:style-name="ce1">
            <text:p>52,91</text:p>
          </table:table-cell>
          <table:table-cell office:value-type="float" office:value="53.97" table:style-name="ce1">
            <text:p>53,97</text:p>
          </table:table-cell>
          <table:table-cell table:number-columns-repeated="16381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float" office:value="52.75" table:style-name="ce1">
            <text:p>52,75</text:p>
          </table:table-cell>
          <table:table-cell office:value-type="float" office:value="53.78" table:style-name="ce1">
            <text:p>53,78</text:p>
          </table:table-cell>
          <table:table-cell table:number-columns-repeated="16381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float" office:value="52.6" table:style-name="ce1">
            <text:p>52,6</text:p>
          </table:table-cell>
          <table:table-cell office:value-type="float" office:value="53.6" table:style-name="ce1">
            <text:p>53,6</text:p>
          </table:table-cell>
          <table:table-cell table:number-columns-repeated="16381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float" office:value="52.45" table:style-name="ce1">
            <text:p>52,45</text:p>
          </table:table-cell>
          <table:table-cell office:value-type="float" office:value="53.42" table:style-name="ce1">
            <text:p>53,42</text:p>
          </table:table-cell>
          <table:table-cell table:number-columns-repeated="16381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float" office:value="52.31" table:style-name="ce1">
            <text:p>52,31</text:p>
          </table:table-cell>
          <table:table-cell office:value-type="float" office:value="53.24" table:style-name="ce1">
            <text:p>53,24</text:p>
          </table:table-cell>
          <table:table-cell table:number-columns-repeated="16381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float" office:value="52.17" table:style-name="ce1">
            <text:p>52,17</text:p>
          </table:table-cell>
          <table:table-cell office:value-type="float" office:value="53.07" table:style-name="ce1">
            <text:p>53,07</text:p>
          </table:table-cell>
          <table:table-cell table:number-columns-repeated="16381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float" office:value="52.05" table:style-name="ce1">
            <text:p>52,05</text:p>
          </table:table-cell>
          <table:table-cell office:value-type="float" office:value="52.9" table:style-name="ce1">
            <text:p>52,9</text:p>
          </table:table-cell>
          <table:table-cell table:number-columns-repeated="16381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float" office:value="51.92" table:style-name="ce1">
            <text:p>51,92</text:p>
          </table:table-cell>
          <table:table-cell office:value-type="float" office:value="52.73" table:style-name="ce1">
            <text:p>52,73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51.8" table:style-name="ce1">
            <text:p>51,8</text:p>
          </table:table-cell>
          <table:table-cell office:value-type="float" office:value="52.58" table:style-name="ce1">
            <text:p>52,58</text:p>
          </table:table-cell>
          <table:table-cell table:number-columns-repeated="16381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float" office:value="51.7" table:style-name="ce1">
            <text:p>51,7</text:p>
          </table:table-cell>
          <table:table-cell office:value-type="float" office:value="52.42" table:style-name="ce1">
            <text:p>52,42</text:p>
          </table:table-cell>
          <table:table-cell table:number-columns-repeated="16381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float" office:value="51.76" table:style-name="ce1">
            <text:p>51,76</text:p>
          </table:table-cell>
          <table:table-cell office:value-type="float" office:value="52.26" table:style-name="ce1">
            <text:p>52,26</text:p>
          </table:table-cell>
          <table:table-cell table:number-columns-repeated="16381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float" office:value="52.12" table:style-name="ce1">
            <text:p>52,12</text:p>
          </table:table-cell>
          <table:table-cell office:value-type="float" office:value="52.12" table:style-name="ce1">
            <text:p>52,12</text:p>
          </table:table-cell>
          <table:table-cell table:number-columns-repeated="16381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float" office:value="52.73" table:style-name="ce1">
            <text:p>52,73</text:p>
          </table:table-cell>
          <table:table-cell office:value-type="float" office:value="51.99" table:style-name="ce1">
            <text:p>51,99</text:p>
          </table:table-cell>
          <table:table-cell table:number-columns-repeated="16381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float" office:value="53.5" table:style-name="ce1">
            <text:p>53,5</text:p>
          </table:table-cell>
          <table:table-cell office:value-type="float" office:value="51.9" table:style-name="ce1">
            <text:p>51,9</text:p>
          </table:table-cell>
          <table:table-cell table:number-columns-repeated="16381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float" office:value="54.36" table:style-name="ce1">
            <text:p>54,36</text:p>
          </table:table-cell>
          <table:table-cell office:value-type="float" office:value="51.86" table:style-name="ce1">
            <text:p>51,86</text:p>
          </table:table-cell>
          <table:table-cell table:number-columns-repeated="16381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float" office:value="55.26" table:style-name="ce1">
            <text:p>55,26</text:p>
          </table:table-cell>
          <table:table-cell office:value-type="float" office:value="51.87" table:style-name="ce1">
            <text:p>51,87</text:p>
          </table:table-cell>
          <table:table-cell table:number-columns-repeated="16381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float" office:value="56.16" table:style-name="ce1">
            <text:p>56,16</text:p>
          </table:table-cell>
          <table:table-cell office:value-type="float" office:value="51.93" table:style-name="ce1">
            <text:p>51,93</text:p>
          </table:table-cell>
          <table:table-cell table:number-columns-repeated="16381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float" office:value="57.04" table:style-name="ce1">
            <text:p>57,04</text:p>
          </table:table-cell>
          <table:table-cell office:value-type="float" office:value="52.04" table:style-name="ce1">
            <text:p>52,04</text:p>
          </table:table-cell>
          <table:table-cell table:number-columns-repeated="16381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float" office:value="57.91" table:style-name="ce1">
            <text:p>57,91</text:p>
          </table:table-cell>
          <table:table-cell office:value-type="float" office:value="52.18" table:style-name="ce1">
            <text:p>52,18</text:p>
          </table:table-cell>
          <table:table-cell table:number-columns-repeated="16381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float" office:value="58.74" table:style-name="ce1">
            <text:p>58,74</text:p>
          </table:table-cell>
          <table:table-cell office:value-type="float" office:value="52.36" table:style-name="ce1">
            <text:p>52,36</text:p>
          </table:table-cell>
          <table:table-cell table:number-columns-repeated="16381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float" office:value="59.55" table:style-name="ce1">
            <text:p>59,55</text:p>
          </table:table-cell>
          <table:table-cell office:value-type="float" office:value="52.56" table:style-name="ce1">
            <text:p>52,56</text:p>
          </table:table-cell>
          <table:table-cell table:number-columns-repeated="16381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float" office:value="60.32" table:style-name="ce1">
            <text:p>60,32</text:p>
          </table:table-cell>
          <table:table-cell office:value-type="float" office:value="52.79" table:style-name="ce1">
            <text:p>52,79</text:p>
          </table:table-cell>
          <table:table-cell table:number-columns-repeated="16381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float" office:value="61.05" table:style-name="ce1">
            <text:p>61,05</text:p>
          </table:table-cell>
          <table:table-cell office:value-type="float" office:value="53.03" table:style-name="ce1">
            <text:p>53,03</text:p>
          </table:table-cell>
          <table:table-cell table:number-columns-repeated="16381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float" office:value="61.75" table:style-name="ce1">
            <text:p>61,75</text:p>
          </table:table-cell>
          <table:table-cell office:value-type="float" office:value="53.3" table:style-name="ce1">
            <text:p>53,3</text:p>
          </table:table-cell>
          <table:table-cell table:number-columns-repeated="16381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float" office:value="62.41" table:style-name="ce1">
            <text:p>62,41</text:p>
          </table:table-cell>
          <table:table-cell office:value-type="float" office:value="53.56" table:style-name="ce1">
            <text:p>53,56</text:p>
          </table:table-cell>
          <table:table-cell table:number-columns-repeated="16381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float" office:value="63.05" table:style-name="ce1">
            <text:p>63,05</text:p>
          </table:table-cell>
          <table:table-cell office:value-type="float" office:value="53.85" table:style-name="ce1">
            <text:p>53,85</text:p>
          </table:table-cell>
          <table:table-cell table:number-columns-repeated="16381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float" office:value="63.66" table:style-name="ce1">
            <text:p>63,66</text:p>
          </table:table-cell>
          <table:table-cell office:value-type="float" office:value="54.14" table:style-name="ce1">
            <text:p>54,14</text:p>
          </table:table-cell>
          <table:table-cell table:number-columns-repeated="16381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float" office:value="64.239999999999995" table:style-name="ce1">
            <text:p>64,24</text:p>
          </table:table-cell>
          <table:table-cell office:value-type="float" office:value="54.44" table:style-name="ce1">
            <text:p>54,44</text:p>
          </table:table-cell>
          <table:table-cell table:number-columns-repeated="16381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float" office:value="64.790000000000006" table:style-name="ce1">
            <text:p>64,79</text:p>
          </table:table-cell>
          <table:table-cell office:value-type="float" office:value="54.74" table:style-name="ce1">
            <text:p>54,74</text:p>
          </table:table-cell>
          <table:table-cell table:number-columns-repeated="16381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float" office:value="65.319999999999993" table:style-name="ce1">
            <text:p>65,32</text:p>
          </table:table-cell>
          <table:table-cell office:value-type="float" office:value="55.04" table:style-name="ce1">
            <text:p>55,04</text:p>
          </table:table-cell>
          <table:table-cell table:number-columns-repeated="16381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float" office:value="65.819999999999993" table:style-name="ce1">
            <text:p>65,82</text:p>
          </table:table-cell>
          <table:table-cell office:value-type="float" office:value="55.35" table:style-name="ce1">
            <text:p>55,35</text:p>
          </table:table-cell>
          <table:table-cell table:number-columns-repeated="16381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float" office:value="66.3" table:style-name="ce1">
            <text:p>66,3</text:p>
          </table:table-cell>
          <table:table-cell office:value-type="float" office:value="55.65" table:style-name="ce1">
            <text:p>55,65</text:p>
          </table:table-cell>
          <table:table-cell table:number-columns-repeated="16381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55.96" table:style-name="ce1">
            <text:p>55,96</text:p>
          </table:table-cell>
          <table:table-cell table:number-columns-repeated="16381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float" office:value="67.2" table:style-name="ce1">
            <text:p>67,2</text:p>
          </table:table-cell>
          <table:table-cell office:value-type="float" office:value="56.27" table:style-name="ce1">
            <text:p>56,27</text:p>
          </table:table-cell>
          <table:table-cell table:number-columns-repeated="16381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float" office:value="67.62" table:style-name="ce1">
            <text:p>67,62</text:p>
          </table:table-cell>
          <table:table-cell office:value-type="float" office:value="56.57" table:style-name="ce1">
            <text:p>56,57</text:p>
          </table:table-cell>
          <table:table-cell table:number-columns-repeated="16381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float" office:value="68.03" table:style-name="ce1">
            <text:p>68,03</text:p>
          </table:table-cell>
          <table:table-cell office:value-type="float" office:value="56.87" table:style-name="ce1">
            <text:p>56,87</text:p>
          </table:table-cell>
          <table:table-cell table:number-columns-repeated="16381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float" office:value="68.41" table:style-name="ce1">
            <text:p>68,41</text:p>
          </table:table-cell>
          <table:table-cell office:value-type="float" office:value="57.18" table:style-name="ce1">
            <text:p>57,18</text:p>
          </table:table-cell>
          <table:table-cell table:number-columns-repeated="16381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float" office:value="68.790000000000006" table:style-name="ce1">
            <text:p>68,79</text:p>
          </table:table-cell>
          <table:table-cell office:value-type="float" office:value="57.48" table:style-name="ce1">
            <text:p>57,48</text:p>
          </table:table-cell>
          <table:table-cell table:number-columns-repeated="16381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float" office:value="69.150000000000006" table:style-name="ce1">
            <text:p>69,15</text:p>
          </table:table-cell>
          <table:table-cell office:value-type="float" office:value="57.78" table:style-name="ce1">
            <text:p>57,78</text:p>
          </table:table-cell>
          <table:table-cell table:number-columns-repeated="16381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float" office:value="69.5" table:style-name="ce1">
            <text:p>69,5</text:p>
          </table:table-cell>
          <table:table-cell office:value-type="float" office:value="58.08" table:style-name="ce1">
            <text:p>58,08</text:p>
          </table:table-cell>
          <table:table-cell table:number-columns-repeated="16381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float" office:value="69.84" table:style-name="ce1">
            <text:p>69,84</text:p>
          </table:table-cell>
          <table:table-cell office:value-type="float" office:value="58.37" table:style-name="ce1">
            <text:p>58,37</text:p>
          </table:table-cell>
          <table:table-cell table:number-columns-repeated="16381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float" office:value="70.17" table:style-name="ce1">
            <text:p>70,17</text:p>
          </table:table-cell>
          <table:table-cell office:value-type="float" office:value="58.66" table:style-name="ce1">
            <text:p>58,66</text:p>
          </table:table-cell>
          <table:table-cell table:number-columns-repeated="16381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float" office:value="70.48" table:style-name="ce1">
            <text:p>70,48</text:p>
          </table:table-cell>
          <table:table-cell office:value-type="float" office:value="58.94" table:style-name="ce1">
            <text:p>58,94</text:p>
          </table:table-cell>
          <table:table-cell table:number-columns-repeated="16381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float" office:value="70.790000000000006" table:style-name="ce1">
            <text:p>70,79</text:p>
          </table:table-cell>
          <table:table-cell office:value-type="float" office:value="59.23" table:style-name="ce1">
            <text:p>59,23</text:p>
          </table:table-cell>
          <table:table-cell table:number-columns-repeated="16381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float" office:value="71.08" table:style-name="ce1">
            <text:p>71,08</text:p>
          </table:table-cell>
          <table:table-cell office:value-type="float" office:value="59.51" table:style-name="ce1">
            <text:p>59,51</text:p>
          </table:table-cell>
          <table:table-cell table:number-columns-repeated="16381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float" office:value="71.37" table:style-name="ce1">
            <text:p>71,37</text:p>
          </table:table-cell>
          <table:table-cell office:value-type="float" office:value="59.79" table:style-name="ce1">
            <text:p>59,79</text:p>
          </table:table-cell>
          <table:table-cell table:number-columns-repeated="16381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float" office:value="71.650000000000006" table:style-name="ce1">
            <text:p>71,65</text:p>
          </table:table-cell>
          <table:table-cell office:value-type="float" office:value="60.06" table:style-name="ce1">
            <text:p>60,06</text:p>
          </table:table-cell>
          <table:table-cell table:number-columns-repeated="16381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float" office:value="71.930000000000007" table:style-name="ce1">
            <text:p>71,93</text:p>
          </table:table-cell>
          <table:table-cell office:value-type="float" office:value="60.34" table:style-name="ce1">
            <text:p>60,34</text:p>
          </table:table-cell>
          <table:table-cell table:number-columns-repeated="16381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float" office:value="72.19" table:style-name="ce1">
            <text:p>72,19</text:p>
          </table:table-cell>
          <table:table-cell office:value-type="float" office:value="60.6" table:style-name="ce1">
            <text:p>60,6</text:p>
          </table:table-cell>
          <table:table-cell table:number-columns-repeated="16381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float" office:value="72.45" table:style-name="ce1">
            <text:p>72,45</text:p>
          </table:table-cell>
          <table:table-cell office:value-type="float" office:value="60.87" table:style-name="ce1">
            <text:p>60,87</text:p>
          </table:table-cell>
          <table:table-cell table:number-columns-repeated="16381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float" office:value="72.7" table:style-name="ce1">
            <text:p>72,7</text:p>
          </table:table-cell>
          <table:table-cell office:value-type="float" office:value="61.13" table:style-name="ce1">
            <text:p>61,13</text:p>
          </table:table-cell>
          <table:table-cell table:number-columns-repeated="16381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float" office:value="72.95" table:style-name="ce1">
            <text:p>72,95</text:p>
          </table:table-cell>
          <table:table-cell office:value-type="float" office:value="61.39" table:style-name="ce1">
            <text:p>61,39</text:p>
          </table:table-cell>
          <table:table-cell table:number-columns-repeated="16381"/>
        </table:table-row>
        <table:table-row table:number-rows-repeated="10480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 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assilij</meta:initial-creator>
    <dc:creator>Olja</dc:creator>
    <meta:creation-date>2017-10-21T11:04:27Z</meta:creation-date>
    <dc:date>2017-10-23T19:29:0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8346456692913pt" svg:width="820.6299212598424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<text:s text:c="1"/>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/text:p>
            </chart:title>
            <chart:categories table:cell-range-address="Tabelle1.$A$2:.$A$545"/>
          </chart:axis>
          <chart:series chart:label-cell-address="Tabelle1.$B$1" chart:values-cell-range-address="Tabelle1.$B$2:.$B$545" chart:class="chart:line" chart:attached-axis="primary-y" chart:style-name="G0S0">
            <chart:data-point chart:repeated="544"/>
          </chart:series>
          <chart:series chart:label-cell-address="Tabelle1.$C$1" chart:values-cell-range-address="Tabelle1.$C$2:.$C$545" chart:class="chart:line" chart:attached-axis="primary-y" chart:style-name="G0S1">
            <chart:data-point chart:repeated="54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